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4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1.678in"/>
    </style:style>
    <style:style style:name="co6" style:family="table-column">
      <style:table-column-properties fo:break-before="auto" style:column-width="1.7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cc0000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ext-properties fo:color="#cc0000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cc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ext-properties fo:color="#cc0000" fo:font-weight="bold" style:font-weight-asian="bold" style:font-weight-complex="bold"/>
    </style:style>
    <style:style style:name="ce14" style:family="table-cell" style:parent-style-name="Default">
      <style:text-properties fo:color="#cc0000" style:font-name="Liberation Sans" style:font-name-asian="WenQuanYi Zen Hei Sharp" style:font-name-complex="Lohit Devanagari"/>
    </style:style>
    <style:style style:name="ce15" style:family="table-cell" style:parent-style-name="Default">
      <style:table-cell-properties fo:background-color="#ffff00"/>
      <style:text-properties fo:color="#cc0000" fo:font-weight="normal" style:font-weight-asian="normal" style:font-weight-complex="normal"/>
    </style:style>
    <style:style style:name="ce16" style:family="table-cell" style:parent-style-name="Default">
      <style:table-cell-properties fo:background-color="#ffff00"/>
      <style:text-properties fo:color="#cc0000"/>
    </style:style>
    <style:style style:name="ce17" style:family="table-cell" style:parent-style-name="Default">
      <style:table-cell-properties fo:background-color="#ffff00" fo:wrap-option="wrap"/>
      <style:text-properties fo:color="#cc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2">
      <style:table-cell-properties fo:background-color="#ffff00"/>
      <style:text-properties fo:color="#cc0000"/>
    </style:style>
    <style:style style:name="ce19" style:family="table-cell" style:parent-style-name="Default" style:data-style-name="N121">
      <style:text-properties fo:color="#cc0000"/>
    </style:style>
    <style:style style:name="ce20" style:family="table-cell" style:parent-style-name="Default" style:data-style-name="N121"/>
  </office:automatic-styles>
  <office:body>
    <office:spreadsheet>
      <table:table table:name="Origin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10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1007" table:default-cell-style-name="Default"/>
        <table:table-row table:style-name="ro1">
          <table:table-cell/>
          <table:table-cell table:style-name="ce6" table:number-columns-repeated="5"/>
          <table:table-cell table:number-columns-repeated="8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7" table:number-columns-repeated="5"/>
          <table:table-cell table:number-columns-repeated="8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olerance:</text:p>
          </table:table-cell>
          <table:table-cell table:style-name="ce7" office:value-type="float" office:value="0.00000001" calcext:value-type="float">
            <text:p>1.00E-008</text:p>
          </table:table-cell>
          <table:table-cell table:style-name="ce7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1" office:value-type="string" calcext:value-type="string">
            <text:p>Initial conditions:</text:p>
          </table:table-cell>
          <table:table-cell table:style-name="ce6"/>
          <table:table-cell table:number-columns-repeated="2"/>
          <table:table-cell office:value-type="string" calcext:value-type="string">
            <text:p>Initial altitude: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km MOLA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47.113311014168" calcext:value-type="float">
            <text:p>847.1133110142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InitialLatitu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g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54.59191823781" calcext:value-type="float">
            <text:p>3054.5919182378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InitialLongitude 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deg</text:p>
          </table:table-cell>
          <table:table-cell table:number-columns-repeated="4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216.80253588611" calcext:value-type="float">
            <text:p>1216.8025358861</text:p>
          </table:table-cell>
          <table:table-cell office:value-type="string" calcext:value-type="string">
            <text:p>km</text:p>
          </table:table-cell>
          <table:table-cell table:number-columns-repeated="8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float" office:value="-0.216509475164696" calcext:value-type="float">
            <text:p>-0.2165094752</text:p>
          </table:table-cell>
          <table:table-cell office:value-type="string" calcext:value-type="string">
            <text:p>km/s</text:p>
          </table:table-cell>
          <table:table-cell table:number-columns-repeated="8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6"/>
          <table:table-cell table:style-name="ce1" office:value-type="string" calcext:value-type="string">
            <text:p>Vy</text:p>
          </table:table-cell>
          <table:table-cell office:value-type="float" office:value="0.0600433914846842" calcext:value-type="float">
            <text:p>0.0600433915</text:p>
          </table:table-cell>
          <table:table-cell office:value-type="string" calcext:value-type="string">
            <text:p>km/s</text:p>
          </table:table-cell>
          <table:table-cell table:number-columns-repeated="6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6"/>
          <table:table-cell table:style-name="ce1"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km/s</text:p>
          </table:table-cell>
          <table:table-cell table:style-name="ce1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mass</text:p>
          </table:table-cell>
          <table:table-cell table:style-name="Default" office:value-type="float" office:value="227" calcext:value-type="float">
            <text:p>227</text:p>
          </table:table-cell>
          <table:table-cell table:style-name="ce8" office:value-type="string" calcext:value-type="string">
            <text:p>kg</text:p>
          </table:table-cell>
          <table:table-cell table:style-name="ce8"/>
          <table:table-cell/>
          <table:table-cell table:style-name="ce11" office:value-type="string" calcext:value-type="string">
            <text:p>NO Gravity, NO Drag, NO Thrust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8" table:number-columns-repeated="2"/>
          <table:table-cell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esults first step (t=0.0s):</text:p>
          </table:table-cell>
          <table:table-cell table:style-name="Default"/>
          <table:table-cell table:style-name="ce8" table:number-columns-repeated="2"/>
          <table:table-cell/>
          <table:table-cell table:style-name="ce8"/>
          <table:table-cell office:value-type="string" calcext:value-type="string">
            <text:p>Results second step (t=0.2s):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RKF7(8)</text:p>
          </table:table-cell>
          <table:table-cell table:style-name="ce6" office:value-type="string" calcext:value-type="string">
            <text:p>TSI</text:p>
          </table:table-cell>
          <table:table-cell table:style-name="ce8"/>
          <table:table-cell table:style-name="ce11" office:value-type="string" calcext:value-type="string">
            <text:p>Difference</text:p>
          </table:table-cell>
          <table:table-cell/>
          <table:table-cell table:style-name="ce8"/>
          <table:table-cell table:style-name="ce6" office:value-type="string" calcext:value-type="string">
            <text:p>RKF7(8)</text:p>
          </table:table-cell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ifference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1</text:p>
          </table:table-cell>
          <table:table-cell table:formula="of:=[.D6]" office:value-type="float" office:value="847.113311014168" calcext:value-type="float">
            <text:p>847.1133110142</text:p>
          </table:table-cell>
          <table:table-cell office:value-type="float" office:value="847.113311014168" calcext:value-type="float">
            <text:p>847.1133110142</text:p>
          </table:table-cell>
          <table:table-cell table:style-name="ce8"/>
          <table:table-cell table:style-name="ce8" table:formula="of:=[.C17]/[.D17]" office:value-type="float" office:value="1" calcext:value-type="float">
            <text:p>1</text:p>
          </table:table-cell>
          <table:table-cell table:formula="of:=[.C17]-[.D17]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float" office:value="847.070009119135" calcext:value-type="float">
            <text:p>847.0700091191</text:p>
          </table:table-cell>
          <table:table-cell/>
          <table:table-cell table:style-name="ce8" table:formula="of:=[.I17]/[.J17]" office:value-type="float" office:value="1" calcext:value-type="float">
            <text:p>1</text:p>
          </table:table-cell>
          <table:table-cell table:formula="of:=[.I17]-[.J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table:formula="of:=[.D7]" office:value-type="float" office:value="3054.59191823781" calcext:value-type="float">
            <text:p>3054.5919182378</text:p>
          </table:table-cell>
          <table:table-cell office:value-type="float" office:value="3054.59191823781" calcext:value-type="float">
            <text:p>3054.5919182378</text:p>
          </table:table-cell>
          <table:table-cell table:style-name="ce8"/>
          <table:table-cell table:style-name="ce8" table:formula="of:=[.C18]/[.D18]" office:value-type="float" office:value="1" calcext:value-type="float">
            <text:p>1</text:p>
          </table:table-cell>
          <table:table-cell table:formula="of:=[.C18]-[.D18]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float" office:value="3054.60392691611" calcext:value-type="float">
            <text:p>3054.6039269161</text:p>
          </table:table-cell>
          <table:table-cell/>
          <table:table-cell table:style-name="ce8" table:formula="of:=[.I18]/[.J18]" office:value-type="float" office:value="1" calcext:value-type="float">
            <text:p>1</text:p>
          </table:table-cell>
          <table:table-cell table:formula="of:=[.I18]-[.J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x3</text:p>
          </table:table-cell>
          <table:table-cell table:formula="of:=[.D8]" office:value-type="float" office:value="1216.80253588611" calcext:value-type="float">
            <text:p>1216.8025358861</text:p>
          </table:table-cell>
          <table:table-cell office:value-type="float" office:value="1216.80253588611" calcext:value-type="float">
            <text:p>1216.8025358861</text:p>
          </table:table-cell>
          <table:table-cell/>
          <table:table-cell table:style-name="ce8" table:formula="of:=[.C19]/[.D19]" office:value-type="float" office:value="1" calcext:value-type="float">
            <text:p>1</text:p>
          </table:table-cell>
          <table:table-cell table:formula="of:=[.C19]-[.D19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1216.80253588611" calcext:value-type="float">
            <text:p>1216.8025358861</text:p>
          </table:table-cell>
          <table:table-cell/>
          <table:table-cell table:style-name="ce8" table:formula="of:=[.I19]/[.J19]" office:value-type="float" office:value="1" calcext:value-type="float">
            <text:p>1</text:p>
          </table:table-cell>
          <table:table-cell table:formula="of:=[.I19]-[.J19]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x</text:p>
          </table:table-cell>
          <table:table-cell office:value-type="string" calcext:value-type="string">
            <text:p>x4</text:p>
          </table:table-cell>
          <table:table-cell table:formula="of:=[.D9]" office:value-type="float" office:value="-0.216509475164696" calcext:value-type="float">
            <text:p>-0.2165094752</text:p>
          </table:table-cell>
          <table:table-cell office:value-type="float" office:value="-0.216509475164696" calcext:value-type="float">
            <text:p>-0.2165094752</text:p>
          </table:table-cell>
          <table:table-cell/>
          <table:table-cell table:style-name="ce8" table:formula="of:=[.C20]/[.D20]" office:value-type="float" office:value="1" calcext:value-type="float">
            <text:p>1</text:p>
          </table:table-cell>
          <table:table-cell table:formula="of:=[.C20]-[.D20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-0.216509475164696" calcext:value-type="float">
            <text:p>-0.2165094752</text:p>
          </table:table-cell>
          <table:table-cell/>
          <table:table-cell table:style-name="ce8" table:formula="of:=[.I20]/[.J20]" office:value-type="float" office:value="1" calcext:value-type="float">
            <text:p>1</text:p>
          </table:table-cell>
          <table:table-cell table:formula="of:=[.I20]-[.J20]" office:value-type="float" office:value="0" calcext:value-type="float">
            <text:p>0</text:p>
          </table:table-cell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x5</text:p>
          </table:table-cell>
          <table:table-cell table:formula="of:=[.D10]" office:value-type="float" office:value="0.0600433914846842" calcext:value-type="float">
            <text:p>0.0600433915</text:p>
          </table:table-cell>
          <table:table-cell office:value-type="float" office:value="0.0600433914846842" calcext:value-type="float">
            <text:p>0.0600433915</text:p>
          </table:table-cell>
          <table:table-cell/>
          <table:table-cell table:style-name="ce8" table:formula="of:=[.C21]/[.D21]" office:value-type="float" office:value="1" calcext:value-type="float">
            <text:p>1</text:p>
          </table:table-cell>
          <table:table-cell table:formula="of:=[.C21]-[.D21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.0600433914846842" calcext:value-type="float">
            <text:p>0.0600433915</text:p>
          </table:table-cell>
          <table:table-cell/>
          <table:table-cell table:style-name="ce8" table:formula="of:=[.I21]/[.J21]" office:value-type="float" office:value="1" calcext:value-type="float">
            <text:p>1</text:p>
          </table:table-cell>
          <table:table-cell table:formula="of:=[.I21]-[.J21]" office:value-type="float" office:value="0" calcext:value-type="float">
            <text:p>0</text:p>
          </table:table-cell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table:style-name="ce1" office:value-type="string" calcext:value-type="string">
            <text:p>Vz</text:p>
          </table:table-cell>
          <table:table-cell office:value-type="string" calcext:value-type="string">
            <text:p>x6</text:p>
          </table:table-cell>
          <table:table-cell table:formula="of:=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C22]/[.D22]" office:value-type="string" office:string-value="" calcext:value-type="error">
            <text:p>#DIV/0!</text:p>
          </table:table-cell>
          <table:table-cell table:formula="of:=[.C22]-[.D22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8" table:formula="of:=[.I22]/[.J22]" office:value-type="string" office:string-value="" calcext:value-type="error">
            <text:p>#DIV/0!</text:p>
          </table:table-cell>
          <table:table-cell table:formula="of:=[.I22]-[.J22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1" office:value-type="string" calcext:value-type="string">
            <text:p>mass</text:p>
          </table:table-cell>
          <table:table-cell office:value-type="string" calcext:value-type="string">
            <text:p>x7</text:p>
          </table:table-cell>
          <table:table-cell table:formula="of:=[.D12]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8" table:formula="of:=[.C23]/[.D23]" office:value-type="float" office:value="1" calcext:value-type="float">
            <text:p>1</text:p>
          </table:table-cell>
          <table:table-cell table:formula="of:=[.C23]-[.D23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227" calcext:value-type="float">
            <text:p>227</text:p>
          </table:table-cell>
          <table:table-cell/>
          <table:table-cell table:style-name="ce8" table:formula="of:=[.I23]/[.J23]" office:value-type="float" office:value="1" calcext:value-type="float">
            <text:p>1</text:p>
          </table:table-cell>
          <table:table-cell table:formula="of:=[.I23]-[.J23]" office:value-type="float" office:value="0" calcext:value-type="float">
            <text:p>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8</text:p>
          </table:table-cell>
          <table:table-cell table:style-name="ce2"/>
          <table:table-cell table:style-name="ce10" office:value-type="float" office:value="11528741.16" calcext:value-type="float">
            <text:p>11528741.16</text:p>
          </table:table-cell>
          <table:table-cell table:style-name="ce2"/>
          <table:table-cell table:style-name="ce10" table:formula="of:=[.C24]/[.D24]" office:value-type="float" office:value="0" calcext:value-type="float">
            <text:p>0</text:p>
          </table:table-cell>
          <table:table-cell table:style-name="ce2" table:formula="of:=[.C24]-[.D24]" office:value-type="float" office:value="-11528741.16" calcext:value-type="float">
            <text:p>-11528741.16</text:p>
          </table:table-cell>
          <table:table-cell table:style-name="ce2" table:number-columns-repeated="2"/>
          <table:table-cell table:style-name="ce8" office:value-type="float" office:value="11528741.1620193" calcext:value-type="float">
            <text:p>11528741.1620193</text:p>
          </table:table-cell>
          <table:table-cell table:style-name="ce2"/>
          <table:table-cell table:style-name="ce10" table:formula="of:=[.I24]/[.J24]" office:value-type="float" office:value="0" calcext:value-type="float">
            <text:p>0</text:p>
          </table:table-cell>
          <table:table-cell table:style-name="ce2" table:formula="of:=[.I24]-[.J24]" office:value-type="float" office:value="-11528741.1620193" calcext:value-type="float">
            <text:p>-11528741.1620193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100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9</text:p>
          </table:table-cell>
          <table:table-cell table:style-name="ce2"/>
          <table:table-cell table:style-name="ce10" office:value-type="float" office:value="39144687734.664" calcext:value-type="float">
            <text:p>39144687734.664</text:p>
          </table:table-cell>
          <table:table-cell table:style-name="ce2"/>
          <table:table-cell table:style-name="ce10" table:formula="of:=[.C25]/[.D25]" office:value-type="float" office:value="0" calcext:value-type="float">
            <text:p>0</text:p>
          </table:table-cell>
          <table:table-cell table:style-name="ce2" table:formula="of:=[.C25]-[.D25]" office:value-type="float" office:value="-39144687734.664" calcext:value-type="float">
            <text:p>-39144687734.664</text:p>
          </table:table-cell>
          <table:table-cell table:style-name="ce2" table:number-columns-repeated="2"/>
          <table:table-cell table:style-name="ce8" office:value-type="float" office:value="39144687744.9483" calcext:value-type="float">
            <text:p>39144687744.9483</text:p>
          </table:table-cell>
          <table:table-cell table:style-name="ce2"/>
          <table:table-cell table:style-name="ce10" table:formula="of:=[.I25]/[.J25]" office:value-type="float" office:value="0" calcext:value-type="float">
            <text:p>0</text:p>
          </table:table-cell>
          <table:table-cell table:style-name="ce2" table:formula="of:=[.I25]-[.J25]" office:value-type="float" office:value="-39144687744.9483" calcext:value-type="float">
            <text:p>-39144687744.9483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100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0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26]/[.D26]" office:value-type="string" office:string-value="" calcext:value-type="error">
            <text:p>#DIV/0!</text:p>
          </table:table-cell>
          <table:table-cell table:style-name="ce2" table:formula="of:=[.C26]-[.D26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.000014176" calcext:value-type="float">
            <text:p>0.000014176</text:p>
          </table:table-cell>
          <table:table-cell table:style-name="ce2"/>
          <table:table-cell table:style-name="ce10" table:formula="of:=[.I26]/[.J26]" office:value-type="float" office:value="0" calcext:value-type="float">
            <text:p>0</text:p>
          </table:table-cell>
          <table:table-cell table:style-name="ce2" table:formula="of:=[.I26]-[.J26]" office:value-type="float" office:value="-0.000014176" calcext:value-type="float">
            <text:p>-0.000014176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1001"/>
        </table:table-row>
        <table:table-row table:style-name="ro1">
          <table:table-cell office:value-type="string" calcext:value-type="string">
            <text:p>rotationalLongitude</text:p>
          </table:table-cell>
          <table:table-cell office:value-type="string" calcext:value-type="string">
            <text:p>x11</text:p>
          </table:table-cell>
          <table:table-cell table:style-name="ce8" office:value-type="float" office:value="1.30027029273578" calcext:value-type="float">
            <text:p>1.3002702927</text:p>
          </table:table-cell>
          <table:table-cell office:value-type="float" office:value="1.30027029273578" calcext:value-type="float">
            <text:p>1.3002702927</text:p>
          </table:table-cell>
          <table:table-cell/>
          <table:table-cell table:style-name="ce8" table:formula="of:=[.C27]/[.D27]" office:value-type="float" office:value="1" calcext:value-type="float">
            <text:p>1</text:p>
          </table:table-cell>
          <table:table-cell table:formula="of:=[.C27]-[.D27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1.30027029273577" calcext:value-type="float">
            <text:p>1.3002702927</text:p>
          </table:table-cell>
          <table:table-cell/>
          <table:table-cell table:style-name="ce8" table:formula="of:=[.I27]/[.J27]" office:value-type="float" office:value="1" calcext:value-type="float">
            <text:p>1</text:p>
          </table:table-cell>
          <table:table-cell table:formula="of:=[.I27]-[.J27]" office:value-type="float" office:value="0" calcext:value-type="float">
            <text:p>0</text:p>
          </table:table-cell>
          <table:table-cell table:number-columns-repeated="9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x12</text:p>
          </table:table-cell>
          <table:table-cell table:style-name="ce8" office:value-type="float" office:value="0.366519142918809" calcext:value-type="float">
            <text:p>0.3665191429</text:p>
          </table:table-cell>
          <table:table-cell office:value-type="float" office:value="0.366519142918809" calcext:value-type="float">
            <text:p>0.3665191429</text:p>
          </table:table-cell>
          <table:table-cell/>
          <table:table-cell table:style-name="ce8" table:formula="of:=[.C28]/[.D28]" office:value-type="float" office:value="1" calcext:value-type="float">
            <text:p>1</text:p>
          </table:table-cell>
          <table:table-cell table:formula="of:=[.C28]-[.D28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.366519142885192" calcext:value-type="float">
            <text:p>0.3665191429</text:p>
          </table:table-cell>
          <table:table-cell/>
          <table:table-cell table:style-name="ce8" table:formula="of:=[.I28]/[.J28]" office:value-type="float" office:value="1" calcext:value-type="float">
            <text:p>1</text:p>
          </table:table-cell>
          <table:table-cell table:formula="of:=[.I28]-[.J28]" office:value-type="float" office:value="0" calcext:value-type="float">
            <text:p>0</text:p>
          </table:table-cell>
          <table:table-cell table:number-columns-repeated="9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rotationalAzimuth</text:p>
          </table:table-cell>
          <table:table-cell office:value-type="string" calcext:value-type="string">
            <text:p>x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C29]/[.D29]" office:value-type="string" office:string-value="" calcext:value-type="error">
            <text:p>#DIV/0!</text:p>
          </table:table-cell>
          <table:table-cell table:formula="of:=[.C29]-[.D29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3.14159265358979" calcext:value-type="float">
            <text:p>3.1415926536</text:p>
          </table:table-cell>
          <table:table-cell/>
          <table:table-cell table:style-name="ce8" table:formula="of:=[.I29]/[.J29]" office:value-type="float" office:value="1" calcext:value-type="float">
            <text:p>1</text:p>
          </table:table-cell>
          <table:table-cell table:formula="of:=[.I29]-[.J29]" office:value-type="float" office:value="0" calcext:value-type="float">
            <text:p>0</text:p>
          </table:table-cell>
          <table:table-cell table:number-columns-repeated="9"/>
          <table:table-cell table:style-name="ce8"/>
          <table:table-cell table:number-columns-repeated="1001"/>
        </table:table-row>
        <table:table-row table:style-name="ro1">
          <table:table-cell table:style-name="ce3" office:value-type="string" calcext:value-type="string">
            <text:p>rotationalFlightPathAngle</text:p>
          </table:table-cell>
          <table:table-cell table:style-name="ce3" office:value-type="string" calcext:value-type="string">
            <text:p>x14</text:p>
          </table:table-cell>
          <table:table-cell table:number-columns-repeated="2" table:style-name="ce9" office:value-type="float" office:value="1.5707963267949" calcext:value-type="float">
            <text:p>1.5707963268</text:p>
          </table:table-cell>
          <table:table-cell table:style-name="ce3"/>
          <table:table-cell table:style-name="ce9" table:formula="of:=[.C30]/[.D30]" office:value-type="float" office:value="1" calcext:value-type="float">
            <text:p>1</text:p>
          </table:table-cell>
          <table:table-cell table:style-name="ce3" table:formula="of:=[.C30]-[.D30]" office:value-type="float" office:value="0" calcext:value-type="float">
            <text:p>0</text:p>
          </table:table-cell>
          <table:table-cell table:style-name="ce3"/>
          <table:table-cell table:style-name="ce9" office:value-type="float" office:value="1.20427776742629" calcext:value-type="float">
            <text:p>1.2042777674</text:p>
          </table:table-cell>
          <table:table-cell table:style-name="ce9" office:value-type="string" calcext:value-type="string">
            <text:p>nan</text:p>
          </table:table-cell>
          <table:table-cell table:style-name="ce3"/>
          <table:table-cell table:style-name="ce9" table:formula="of:=[.I30]/[.J30]" office:value-type="string" office:string-value="" calcext:value-type="error">
            <text:p>#VALUE!</text:p>
          </table:table-cell>
          <table:table-cell table:style-name="ce3" table:formula="of:=[.I30]-[.J30]" office:value-type="string" office:string-value="" calcext:value-type="error">
            <text:p>#VALUE!</text:p>
          </table:table-cell>
          <table:table-cell table:style-name="ce3"/>
          <table:table-cell table:style-name="ce9" office:value-type="float" office:value="10" calcext:value-type="float">
            <text:p>10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rotationalVelocityMAV</text:p>
          </table:table-cell>
          <table:table-cell table:style-name="ce3" office:value-type="string" calcext:value-type="string">
            <text:p>x1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31]/[.D31]" office:value-type="string" office:string-value="" calcext:value-type="error">
            <text:p>#DIV/0!</text:p>
          </table:table-cell>
          <table:table-cell table:style-name="ce3" table:formula="of:=[.C31]-[.D31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318507745567727" calcext:value-type="float">
            <text:p>3.18507745567727E-006</text:p>
          </table:table-cell>
          <table:table-cell table:style-name="ce9" office:value-type="float" office:value="0.00000297352615617858" calcext:value-type="float">
            <text:p>2.97352615617858E-006</text:p>
          </table:table-cell>
          <table:table-cell table:style-name="ce3"/>
          <table:table-cell table:style-name="ce9" table:formula="of:=[.I31]/[.J31]" office:value-type="float" office:value="1.07114492638954" calcext:value-type="float">
            <text:p>1.0711449264</text:p>
          </table:table-cell>
          <table:table-cell table:style-name="ce3" table:formula="of:=[.I31]-[.J31]" office:value-type="float" office:value="0.00000021155129949869" calcext:value-type="float">
            <text:p>2.1155129949869E-007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SQRT([.J51]*[.J51]+[.J52]*[.J52]-2*[.J51]*[.J52]*COS([.J54])*SIN([.J56]))" office:value-type="float" office:value="0.00000318507745567727" calcext:value-type="float">
            <text:p>3.18507745567727E-006</text:p>
          </table:table-cell>
          <table:table-cell table:style-name="ce3" table:formula="of:=SQRT([.J51]*[.J51]+[.J37]-2*[.J51]*[.J52]*COS([.J54])*SIN([.J56]))" office:value-type="float" office:value="0.00000318507745567727" calcext:value-type="float">
            <text:p>3.18507745567727E-006</text:p>
          </table:table-cell>
          <table:table-cell table:style-name="ce14" table:formula="of:=SQRT([.J51]*[.J51]+[.J37]-2*[.J57]*COS([.J54])*SIN([.J56]))" office:value-type="float" office:value="0.00000318507745567727" calcext:value-type="float">
            <text:p>3.18507745567727E-006</text:p>
          </table:table-cell>
          <table:table-cell table:style-name="ce14" table:formula="of:=SQRT([.J51]*[.J51]+[.J37]-2*[.J57]*[.J58])" office:value-type="float" office:value="0.00000297352382262029" calcext:value-type="float">
            <text:p>2.97352382262029E-006</text:p>
          </table:table-cell>
          <table:table-cell table:style-name="ce14" table:formula="of:=SQRT([.J51]*[.J51]+[.J52]*[.J52]-2*[.J51]*[.J52]*[.J58])" office:value-type="float" office:value="0.00000297352382262029" calcext:value-type="float">
            <text:p>2.97352382262029E-006</text:p>
          </table:table-cell>
          <table:table-cell table:style-name="ce3" table:number-columns-repeated="1003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6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2]/[.D32]" office:value-type="string" office:string-value="" calcext:value-type="error">
            <text:p>#DIV/0!</text:p>
          </table:table-cell>
          <table:table-cell table:style-name="ce2" table:formula="of:=[.C32]-[.D32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string" calcext:value-type="string">
            <text:p>nan</text:p>
          </table:table-cell>
          <table:table-cell table:style-name="ce2"/>
          <table:table-cell table:style-name="ce10" table:formula="of:=[.I32]/[.J32]" office:value-type="string" office:string-value="" calcext:value-type="error">
            <text:p>#VALUE!</text:p>
          </table:table-cell>
          <table:table-cell table:style-name="ce2" table:formula="of:=[.I32]-[.J32]" office:value-type="string" office:string-value="" calcext:value-type="error">
            <text:p>#VALUE!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7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3]/[.D33]" office:value-type="string" office:string-value="" calcext:value-type="error">
            <text:p>#DIV/0!</text:p>
          </table:table-cell>
          <table:table-cell table:style-name="ce2" table:formula="of:=[.C33]-[.D33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33]/[.J33]" office:value-type="string" office:string-value="" calcext:value-type="error">
            <text:p>#DIV/0!</text:p>
          </table:table-cell>
          <table:table-cell table:style-name="ce2" table:formula="of:=[.I33]-[.J33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18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4]/[.D34]" office:value-type="string" office:string-value="" calcext:value-type="error">
            <text:p>#DIV/0!</text:p>
          </table:table-cell>
          <table:table-cell table:style-name="ce2" table:formula="of:=[.C34]-[.D34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34]/[.J34]" office:value-type="string" office:string-value="" calcext:value-type="error">
            <text:p>#DIV/0!</text:p>
          </table:table-cell>
          <table:table-cell table:style-name="ce2" table:formula="of:=[.I34]-[.J34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19</text:p>
          </table:table-cell>
          <table:table-cell table:style-name="ce2"/>
          <table:table-cell table:style-name="ce10" office:value-type="float" office:value="10048132.7486611" calcext:value-type="float">
            <text:p>10048132.7486611</text:p>
          </table:table-cell>
          <table:table-cell table:style-name="ce2"/>
          <table:table-cell table:style-name="ce10" table:formula="of:=[.C35]/[.D35]" office:value-type="float" office:value="0" calcext:value-type="float">
            <text:p>0</text:p>
          </table:table-cell>
          <table:table-cell table:style-name="ce2" table:formula="of:=[.C35]-[.D35]" office:value-type="float" office:value="-10048132.7486611" calcext:value-type="float">
            <text:p>-10048132.7486611</text:p>
          </table:table-cell>
          <table:table-cell table:style-name="ce2"/>
          <table:table-cell table:style-name="ce12"/>
          <table:table-cell table:style-name="ce8" office:value-type="float" office:value="10048132.7506804" calcext:value-type="float">
            <text:p>10048132.7506804</text:p>
          </table:table-cell>
          <table:table-cell table:style-name="ce2"/>
          <table:table-cell table:style-name="ce10" table:formula="of:=[.I35]/[.J35]" office:value-type="float" office:value="0" calcext:value-type="float">
            <text:p>0</text:p>
          </table:table-cell>
          <table:table-cell table:style-name="ce2" table:formula="of:=[.I35]-[.J35]" office:value-type="float" office:value="-10048132.7506804" calcext:value-type="float">
            <text:p>-10048132.7506804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 table:number-columns-repeated="1005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x20</text:p>
          </table:table-cell>
          <table:table-cell table:style-name="ce8" office:value-type="float" office:value="3395.4" calcext:value-type="float">
            <text:p>3395.4</text:p>
          </table:table-cell>
          <table:table-cell office:value-type="float" office:value="3395.4" calcext:value-type="float">
            <text:p>3395.4</text:p>
          </table:table-cell>
          <table:table-cell/>
          <table:table-cell table:style-name="ce8" table:formula="of:=[.C36]/[.D36]" office:value-type="float" office:value="1" calcext:value-type="float">
            <text:p>1</text:p>
          </table:table-cell>
          <table:table-cell table:formula="of:=[.C36]-[.D36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3395.40000029735" calcext:value-type="float">
            <text:p>3395.4000002974</text:p>
          </table:table-cell>
          <table:table-cell/>
          <table:table-cell table:style-name="ce8" table:formula="of:=[.I36]/[.J36]" office:value-type="float" office:value="1" calcext:value-type="float">
            <text:p>1</text:p>
          </table:table-cell>
          <table:table-cell table:formula="of:=[.I36]-[.J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1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37]/[.D37]" office:value-type="float" office:value="0" calcext:value-type="float">
            <text:p>0</text:p>
          </table:table-cell>
          <table:table-cell table:style-name="ce2" table:formula="of:=[.C37]-[.D37]" office:value-type="float" office:value="-0.0504815616970751" calcext:value-type="float">
            <text:p>-0.0504815617</text:p>
          </table:table-cell>
          <table:table-cell table:style-name="ce2" table:number-columns-repeated="2"/>
          <table:table-cell table:style-name="ce8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I37]/[.J37]" office:value-type="float" office:value="0" calcext:value-type="float">
            <text:p>0</text:p>
          </table:table-cell>
          <table:table-cell table:style-name="ce2" table:formula="of:=[.I37]-[.J37]" office:value-type="float" office:value="-0.0504815616970751" calcext:value-type="float">
            <text:p>-0.0504815617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2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8]/[.D38]" office:value-type="string" office:string-value="" calcext:value-type="error">
            <text:p>#DIV/0!</text:p>
          </table:table-cell>
          <table:table-cell table:style-name="ce2" table:formula="of:=[.C38]-[.D38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38]/[.J38]" office:value-type="string" office:string-value="" calcext:value-type="error">
            <text:p>#DIV/0!</text:p>
          </table:table-cell>
          <table:table-cell table:style-name="ce2" table:formula="of:=[.I38]-[.J38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style-name="ce3" office:value-type="string" calcext:value-type="string">
            <text:p>RadiusChange/rotationalVelocityMAV</text:p>
          </table:table-cell>
          <table:table-cell table:style-name="ce3" office:value-type="string" calcext:value-type="string">
            <text:p>x23</text:p>
          </table:table-cell>
          <table:table-cell table:style-name="ce3" table:formula="of:=[.C41]/[.C31]" office:value-type="string" office:string-value="" calcext:value-type="error">
            <text:p>#DIV/0!</text:p>
          </table:table-cell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9" table:formula="of:=[.C39]/[.D39]" office:value-type="string" office:string-value="" calcext:value-type="error">
            <text:p>#DIV/0!</text:p>
          </table:table-cell>
          <table:table-cell table:style-name="ce3" table:formula="of:=[.C39]-[.D39]" office:value-type="string" office:string-value="" calcext:value-type="error">
            <text:p>#DIV/0!</text:p>
          </table:table-cell>
          <table:table-cell table:style-name="ce3"/>
          <table:table-cell table:style-name="ce3" table:formula="of:=[.I41]/[.I31]" office:value-type="float" office:value="0.933580635622732" calcext:value-type="float">
            <text:p>0.9335806356</text:p>
          </table:table-cell>
          <table:table-cell table:style-name="ce9" office:value-type="float" office:value="1.00000016123125" calcext:value-type="float">
            <text:p>1.0000001612</text:p>
          </table:table-cell>
          <table:table-cell table:style-name="ce3"/>
          <table:table-cell table:style-name="ce9" table:formula="of:=[.I39]/[.J39]" office:value-type="float" office:value="0.933580485100384" calcext:value-type="float">
            <text:p>0.9335804851</text:p>
          </table:table-cell>
          <table:table-cell table:style-name="ce3" table:formula="of:=[.I39]-[.J39]" office:value-type="float" office:value="-0.0664195256085178" calcext:value-type="float">
            <text:p>-0.0664195256</text:p>
          </table:table-cell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3"/>
          <table:table-cell table:style-name="ce9" table:formula="of:=[.J41]/[.Q31]" office:value-type="float" office:value="0.933580635630615" calcext:value-type="float">
            <text:p>0.9335806356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LatitudeChange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0]/[.D40]" office:value-type="string" office:string-value="" calcext:value-type="error">
            <text:p>#DIV/0!</text:p>
          </table:table-cell>
          <table:table-cell table:style-name="ce3" table:formula="of:=[.C40]-[.D40]" office:value-type="float" office:value="0" calcext:value-type="float">
            <text:p>0</text:p>
          </table:table-cell>
          <table:table-cell table:style-name="ce3" office:value-type="string" calcext:value-type="string">
            <text:p>?</text:p>
          </table:table-cell>
          <table:table-cell table:style-name="ce9" office:value-type="float" office:value="-0.000000000336169503564799" calcext:value-type="float">
            <text:p>-3.36169503564799E-010</text:p>
          </table:table-cell>
          <table:table-cell table:style-name="ce9" office:value-type="float" office:value="-0.000000000336169503567638" calcext:value-type="float">
            <text:p>-3.36169503567638E-010</text:p>
          </table:table-cell>
          <table:table-cell table:style-name="ce3"/>
          <table:table-cell table:style-name="ce9" table:formula="of:=[.I40]/[.J40]" office:value-type="float" office:value="0.999999999991555" calcext:value-type="float">
            <text:p>1</text:p>
          </table:table-cell>
          <table:table-cell table:style-name="ce3" table:formula="of:=[.I40]-[.J40]" office:value-type="float" office:value="2.83903895864684E-021" calcext:value-type="float">
            <text:p>2.83903895864684E-021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RadiusChange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1]/[.D41]" office:value-type="string" office:string-value="" calcext:value-type="error">
            <text:p>#DIV/0!</text:p>
          </table:table-cell>
          <table:table-cell table:style-name="ce3" table:formula="of:=[.C41]-[.D41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297352663557882" calcext:value-type="float">
            <text:p>2.97352663557882E-006</text:p>
          </table:table-cell>
          <table:table-cell table:style-name="ce9" office:value-type="float" office:value="0.00000297352663560393" calcext:value-type="float">
            <text:p>2.97352663560393E-006</text:p>
          </table:table-cell>
          <table:table-cell table:style-name="ce3"/>
          <table:table-cell table:style-name="ce9" table:formula="of:=[.I41]/[.J41]" office:value-type="float" office:value="0.999999999991555" calcext:value-type="float">
            <text:p>1</text:p>
          </table:table-cell>
          <table:table-cell table:style-name="ce3" table:formula="of:=[.I41]-[.J41]" office:value-type="float" office:value="-2.51102917213537E-017" calcext:value-type="float">
            <text:p>-2.51102917213537E-017</text:p>
          </table:table-cell>
          <table:table-cell table:style-name="ce3"/>
          <table:table-cell table:style-name="ce9" office:value-type="float" office:value="3" calcext:value-type="float">
            <text:p>3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6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42]/[.D42]" office:value-type="string" office:string-value="" calcext:value-type="error">
            <text:p>#DIV/0!</text:p>
          </table:table-cell>
          <table:table-cell table:style-name="ce2" table:formula="of:=[.C42]-[.D42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.0201926246788275" calcext:value-type="float">
            <text:p>0.0201926247</text:p>
          </table:table-cell>
          <table:table-cell table:style-name="ce2"/>
          <table:table-cell table:style-name="ce10" table:formula="of:=[.I42]/[.J42]" office:value-type="float" office:value="0" calcext:value-type="float">
            <text:p>0</text:p>
          </table:table-cell>
          <table:table-cell table:style-name="ce2" table:formula="of:=[.I42]-[.J42]" office:value-type="float" office:value="-0.0201926246788275" calcext:value-type="float">
            <text:p>-0.0201926247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office:value-type="string" calcext:value-type="string">
            <text:p>Drag</text:p>
          </table:table-cell>
          <table:table-cell office:value-type="string" calcext:value-type="string">
            <text:p>x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C43]/[.D43]" office:value-type="string" office:string-value="" calcext:value-type="error">
            <text:p>#DIV/0!</text:p>
          </table:table-cell>
          <table:table-cell table:formula="of:=[.C43]-[.D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table:formula="of:=[.I43]/[.J43]" office:value-type="string" office:string-value="" calcext:value-type="error">
            <text:p>#DIV/0!</text:p>
          </table:table-cell>
          <table:table-cell table:formula="of:=[.I43]-[.J43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x28</text:p>
          </table:table-cell>
          <table:table-cell table:number-columns-repeated="2" table:style-name="ce9" office:value-type="float" office:value="0.016344201793962" calcext:value-type="float">
            <text:p>0.0163442018</text:p>
          </table:table-cell>
          <table:table-cell table:style-name="ce3"/>
          <table:table-cell table:style-name="ce9" table:formula="of:=[.C44]/[.D44]" office:value-type="float" office:value="1" calcext:value-type="float">
            <text:p>1</text:p>
          </table:table-cell>
          <table:table-cell table:style-name="ce3" table:formula="of:=[.C44]-[.D44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163442013177735" calcext:value-type="float">
            <text:p>0.0163442013</text:p>
          </table:table-cell>
          <table:table-cell table:style-name="ce9" office:value-type="float" office:value="0.0163442013177728" calcext:value-type="float">
            <text:p>0.0163442013</text:p>
          </table:table-cell>
          <table:table-cell table:style-name="ce3"/>
          <table:table-cell table:style-name="ce9" table:formula="of:=[.I44]/[.J44]" office:value-type="float" office:value="1.00000000000004" calcext:value-type="float">
            <text:p>1</text:p>
          </table:table-cell>
          <table:table-cell table:style-name="ce3" table:formula="of:=[.I44]-[.J44]" office:value-type="float" office:value="7.0082828429463E-016" calcext:value-type="float">
            <text:p>7.0082828429463E-01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Drag Coefficient</text:p>
          </table:table-cell>
          <table:table-cell office:value-type="string" calcext:value-type="string">
            <text:p>x29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table:style-name="ce8" table:formula="of:=[.C45]/[.D45]" office:value-type="float" office:value="1" calcext:value-type="float">
            <text:p>1</text:p>
          </table:table-cell>
          <table:table-cell table:formula="of:=[.C45]-[.D45]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8" office:value-type="float" office:value="0.2" calcext:value-type="float">
            <text:p>0.2</text:p>
          </table:table-cell>
          <table:table-cell/>
          <table:table-cell table:style-name="ce8" table:formula="of:=[.I45]/[.J45]" office:value-type="float" office:value="1" calcext:value-type="float">
            <text:p>1</text:p>
          </table:table-cell>
          <table:table-cell table:formula="of:=[.I45]-[.J45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30</text:p>
          </table:table-cell>
          <table:table-cell table:style-name="ce2"/>
          <table:table-cell table:style-name="ce10" office:value-type="float" office:value="-4.1138820748738" calcext:value-type="float">
            <text:p>-4.1138820749</text:p>
          </table:table-cell>
          <table:table-cell table:style-name="ce2"/>
          <table:table-cell table:style-name="ce10" table:formula="of:=[.C46]/[.D46]" office:value-type="float" office:value="-0" calcext:value-type="float">
            <text:p>0</text:p>
          </table:table-cell>
          <table:table-cell table:style-name="ce2" table:formula="of:=[.C46]-[.D46]" office:value-type="float" office:value="4.1138820748738" calcext:value-type="float">
            <text:p>4.1138820749</text:p>
          </table:table-cell>
          <table:table-cell table:style-name="ce2" table:number-columns-repeated="2"/>
          <table:table-cell table:style-name="ce8" office:value-type="float" office:value="-4.11388210400886" calcext:value-type="float">
            <text:p>-4.113882104</text:p>
          </table:table-cell>
          <table:table-cell table:style-name="ce2"/>
          <table:table-cell table:style-name="ce10" table:formula="of:=[.I46]/[.J46]" office:value-type="float" office:value="-0" calcext:value-type="float">
            <text:p>0</text:p>
          </table:table-cell>
          <table:table-cell table:style-name="ce2" table:formula="of:=[.I46]-[.J46]" office:value-type="float" office:value="4.11388210400886" calcext:value-type="float">
            <text:p>4.113882104</text:p>
          </table:table-cell>
          <table:table-cell table:style-name="ce2" table:number-columns-repeated="1011"/>
        </table:table-row>
        <table:table-row table:style-name="ro1">
          <table:table-cell table:style-name="ce5" office:value-type="string" calcext:value-type="string">
            <text:p>Altitude</text:p>
          </table:table-cell>
          <table:table-cell table:style-name="ce3" office:value-type="string" calcext:value-type="string">
            <text:p>x31</text:p>
          </table:table-cell>
          <table:table-cell table:number-columns-repeated="2" table:style-name="ce9" office:value-type="float" office:value="-0.599999999999909" calcext:value-type="float">
            <text:p>-0.6</text:p>
          </table:table-cell>
          <table:table-cell table:style-name="ce3"/>
          <table:table-cell table:style-name="ce9" table:formula="of:=[.C47]/[.D47]" office:value-type="float" office:value="1" calcext:value-type="float">
            <text:p>1</text:p>
          </table:table-cell>
          <table:table-cell table:style-name="ce3" table:formula="of:=[.C47]-[.D47]" office:value-type="float" office:value="0" calcext:value-type="float">
            <text:p>0</text:p>
          </table:table-cell>
          <table:table-cell table:style-name="ce3"/>
          <table:table-cell table:style-name="ce9" office:value-type="float" office:value="-0.599999702648347" calcext:value-type="float">
            <text:p>-0.5999997026</text:p>
          </table:table-cell>
          <table:table-cell table:style-name="ce9" office:value-type="float" office:value="-0.599999702647892" calcext:value-type="float">
            <text:p>-0.5999997026</text:p>
          </table:table-cell>
          <table:table-cell table:style-name="ce3"/>
          <table:table-cell table:style-name="ce9" table:formula="of:=[.I47]/[.J47]" office:value-type="float" office:value="1.00000000000076" calcext:value-type="float">
            <text:p>1</text:p>
          </table:table-cell>
          <table:table-cell table:style-name="ce3" table:formula="of:=[.I47]-[.J47]" office:value-type="float" office:value="-0.000000000000454969395491389" calcext:value-type="float">
            <text:p>-4.54969395491389E-013</text:p>
          </table:table-cell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05"/>
        </table:table-row>
        <table:table-row table:style-name="ro1">
          <table:table-cell table:style-name="ce3" office:value-type="string" calcext:value-type="string">
            <text:p>Mach number</text:p>
          </table:table-cell>
          <table:table-cell table:style-name="ce3" office:value-type="string" calcext:value-type="string">
            <text:p>x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8]/[.D48]" office:value-type="string" office:string-value="" calcext:value-type="error">
            <text:p>#DIV/0!</text:p>
          </table:table-cell>
          <table:table-cell table:style-name="ce3" table:formula="of:=[.C48]-[.D48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451542502187274" calcext:value-type="float">
            <text:p>4.51542502187274E-006</text:p>
          </table:table-cell>
          <table:table-cell table:style-name="ce9" office:value-type="float" office:value="0.00000421551268238993" calcext:value-type="float">
            <text:p>4.21551268238993E-006</text:p>
          </table:table-cell>
          <table:table-cell table:style-name="ce3"/>
          <table:table-cell table:style-name="ce9" table:formula="of:=[.I48]/[.J48]" office:value-type="float" office:value="1.07114492638954" calcext:value-type="float">
            <text:p>1.0711449264</text:p>
          </table:table-cell>
          <table:table-cell table:style-name="ce3" table:formula="of:=[.I48]-[.J48]" office:value-type="float" office:value="0.00000029991233948281" calcext:value-type="float">
            <text:p>2.9991233948281E-007</text:p>
          </table:table-cell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Speed of sound</text:p>
          </table:table-cell>
          <table:table-cell table:style-name="ce3" office:value-type="string" calcext:value-type="string">
            <text:p>x33</text:p>
          </table:table-cell>
          <table:table-cell table:number-columns-repeated="2" table:style-name="ce9" office:value-type="float" office:value="0.705377108872554" calcext:value-type="float">
            <text:p>0.7053771089</text:p>
          </table:table-cell>
          <table:table-cell table:style-name="ce3"/>
          <table:table-cell table:style-name="ce9" table:formula="of:=[.C49]/[.D49]" office:value-type="float" office:value="1" calcext:value-type="float">
            <text:p>1</text:p>
          </table:table-cell>
          <table:table-cell table:style-name="ce3" table:formula="of:=[.C49]-[.D49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705377110736806" calcext:value-type="float">
            <text:p>0.7053771107</text:p>
          </table:table-cell>
          <table:table-cell table:style-name="ce9" office:value-type="float" office:value="0.705377110736809" calcext:value-type="float">
            <text:p>0.7053771107</text:p>
          </table:table-cell>
          <table:table-cell table:style-name="ce3"/>
          <table:table-cell table:style-name="ce9" table:formula="of:=[.I49]/[.J49]" office:value-type="float" office:value="0.999999999999996" calcext:value-type="float">
            <text:p>1</text:p>
          </table:table-cell>
          <table:table-cell table:style-name="ce3" table:formula="of:=[.I49]-[.J49]" office:value-type="float" office:value="-2.99760216648792E-015" calcext:value-type="float">
            <text:p>-2.99760216648792E-015</text:p>
          </table:table-cell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Local Temperature</text:p>
          </table:table-cell>
          <table:table-cell table:style-name="ce3" office:value-type="string" calcext:value-type="string">
            <text:p>x34</text:p>
          </table:table-cell>
          <table:table-cell table:number-columns-repeated="2" table:style-name="ce9" office:value-type="float" office:value="192.11612753078" calcext:value-type="float">
            <text:p>192.1161275308</text:p>
          </table:table-cell>
          <table:table-cell table:style-name="ce3"/>
          <table:table-cell table:style-name="ce9" table:formula="of:=[.C50]/[.D50]" office:value-type="float" office:value="1" calcext:value-type="float">
            <text:p>1</text:p>
          </table:table-cell>
          <table:table-cell table:style-name="ce3" table:formula="of:=[.C50]-[.D50]" office:value-type="float" office:value="0" calcext:value-type="float">
            <text:p>0</text:p>
          </table:table-cell>
          <table:table-cell table:style-name="ce3"/>
          <table:table-cell table:style-name="ce9" office:value-type="float" office:value="192.116128546273" calcext:value-type="float">
            <text:p>192.1161285463</text:p>
          </table:table-cell>
          <table:table-cell table:style-name="ce9" office:value-type="float" office:value="192.116128546275" calcext:value-type="float">
            <text:p>192.1161285463</text:p>
          </table:table-cell>
          <table:table-cell table:style-name="ce3"/>
          <table:table-cell table:style-name="ce9" table:formula="of:=[.I50]/[.J50]" office:value-type="float" office:value="0.999999999999989" calcext:value-type="float">
            <text:p>1</text:p>
          </table:table-cell>
          <table:table-cell table:style-name="ce3" table:formula="of:=[.I50]-[.J50]" office:value-type="float" office:value="-0.00000000000201794136955868" calcext:value-type="float">
            <text:p>-2.01794136955868E-012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office:value-type="string" calcext:value-type="string">
            <text:p>localMarsRotationalVelocity</text:p>
          </table:table-cell>
          <table:table-cell office:value-type="string" calcext:value-type="string">
            <text:p>x35</text:p>
          </table:table-cell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style-name="ce8" table:formula="of:=[.C51]/[.D51]" office:value-type="float" office:value="1" calcext:value-type="float">
            <text:p>1</text:p>
          </table:table-cell>
          <table:table-cell table:formula="of:=[.C51]-[.D51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.224681022134091" calcext:value-type="float">
            <text:p>0.2246810221</text:p>
          </table:table-cell>
          <table:table-cell/>
          <table:table-cell table:style-name="ce8" table:formula="of:=[.I51]/[.J51]" office:value-type="float" office:value="1" calcext:value-type="float">
            <text:p>1</text:p>
          </table:table-cell>
          <table:table-cell table:formula="of:=[.I51]-[.J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ertialVelocity</text:p>
          </table:table-cell>
          <table:table-cell office:value-type="string" calcext:value-type="string">
            <text:p>x36</text:p>
          </table:table-cell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style-name="ce8" table:formula="of:=[.C52]/[.D52]" office:value-type="float" office:value="1" calcext:value-type="float">
            <text:p>1</text:p>
          </table:table-cell>
          <table:table-cell table:formula="of:=[.C52]-[.D52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.224681022111515" calcext:value-type="float">
            <text:p>0.2246810221</text:p>
          </table:table-cell>
          <table:table-cell/>
          <table:table-cell table:style-name="ce8" table:formula="of:=[.I52]/[.J52]" office:value-type="float" office:value="1" calcext:value-type="float">
            <text:p>1</text:p>
          </table:table-cell>
          <table:table-cell table:formula="of:=[.I52]-[.J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7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53]/[.D53]" office:value-type="string" office:string-value="" calcext:value-type="error">
            <text:p>#DIV/0!</text:p>
          </table:table-cell>
          <table:table-cell table:style-name="ce2" table:formula="of:=[.C53]-[.D53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.0000132344361248637" calcext:value-type="float">
            <text:p>1.32344361248637E-005</text:p>
          </table:table-cell>
          <table:table-cell table:style-name="ce2"/>
          <table:table-cell table:style-name="ce10" table:formula="of:=[.I53]/[.J53]" office:value-type="float" office:value="0" calcext:value-type="float">
            <text:p>0</text:p>
          </table:table-cell>
          <table:table-cell table:style-name="ce2" table:formula="of:=[.I53]-[.J53]" office:value-type="float" office:value="-0.0000132344361248637" calcext:value-type="float">
            <text:p>-1.32344361248637E-00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style-name="ce3" office:value-type="string" calcext:value-type="string">
            <text:p>inertialFlightPathAngle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54]/[.D54]" office:value-type="string" office:string-value="" calcext:value-type="error">
            <text:p>#DIV/0!</text:p>
          </table:table-cell>
          <table:table-cell table:style-name="ce3" table:formula="of:=[.C54]-[.D54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132344361251383" calcext:value-type="float">
            <text:p>1.32344361251383E-005</text:p>
          </table:table-cell>
          <table:table-cell table:style-name="ce9" office:value-type="float" office:value="0.00001323443612525" calcext:value-type="float">
            <text:p>1.323443612525E-005</text:p>
          </table:table-cell>
          <table:table-cell table:style-name="ce3"/>
          <table:table-cell table:style-name="ce9" table:formula="of:=[.I54]/[.J54]" office:value-type="float" office:value="0.99999999999156" calcext:value-type="float">
            <text:p>1</text:p>
          </table:table-cell>
          <table:table-cell table:style-name="ce3" table:formula="of:=[.I54]-[.J54]" office:value-type="float" office:value="-1.11699928820319E-016" calcext:value-type="float">
            <text:p>-1.11699928820319E-016</text:p>
          </table:table-cell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9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55]/[.D55]" office:value-type="string" office:string-value="" calcext:value-type="error">
            <text:p>#DIV/0!</text:p>
          </table:table-cell>
          <table:table-cell table:style-name="ce2" table:formula="of:=[.C55]-[.D55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55]/[.J55]" office:value-type="string" office:string-value="" calcext:value-type="error">
            <text:p>#DIV/0!</text:p>
          </table:table-cell>
          <table:table-cell table:style-name="ce2" table:formula="of:=[.I55]-[.J55]" office:value-type="float" office:value="0" calcext:value-type="float">
            <text:p>0</text:p>
          </table:table-cell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 table:number-columns-repeated="1006"/>
        </table:table-row>
        <table:table-row table:style-name="ro1">
          <table:table-cell office:value-type="string" calcext:value-type="string">
            <text:p>inertialAzimuth</text:p>
          </table:table-cell>
          <table:table-cell office:value-type="string" calcext:value-type="string">
            <text:p>x40</text:p>
          </table:table-cell>
          <table:table-cell table:style-name="ce8" office:value-type="float" office:value="1.5707963267949" calcext:value-type="float">
            <text:p>1.5707963268</text:p>
          </table:table-cell>
          <table:table-cell office:value-type="float" office:value="1.5707963267949" calcext:value-type="float">
            <text:p>1.5707963268</text:p>
          </table:table-cell>
          <table:table-cell/>
          <table:table-cell table:style-name="ce8" table:formula="of:=[.C56]/[.D56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1.57080140701895" calcext:value-type="float">
            <text:p>1.570801407</text:p>
          </table:table-cell>
          <table:table-cell/>
          <table:table-cell table:style-name="ce8" table:formula="of:=[.I56]/[.J56]" office:value-type="float" office:value="1" calcext:value-type="float">
            <text:p>1</text:p>
          </table:table-cell>
          <table:table-cell table:formula="of:=[.I56]-[.J56]" office:value-type="float" office:value="0" calcext:value-type="float">
            <text:p>0</text:p>
          </table:table-cell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1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57]/[.D57]" office:value-type="float" office:value="0" calcext:value-type="float">
            <text:p>0</text:p>
          </table:table-cell>
          <table:table-cell table:style-name="ce2" table:formula="of:=[.C57]-[.D57]" office:value-type="float" office:value="-0.0504815616970751" calcext:value-type="float">
            <text:p>-0.0504815617</text:p>
          </table:table-cell>
          <table:table-cell table:style-name="ce2" table:number-columns-repeated="2"/>
          <table:table-cell table:style-name="ce8" office:value-type="float" office:value="0.0504815617021475" calcext:value-type="float">
            <text:p>0.0504815617</text:p>
          </table:table-cell>
          <table:table-cell table:style-name="ce2"/>
          <table:table-cell table:style-name="ce10" table:formula="of:=[.I57]/[.J57]" office:value-type="float" office:value="0" calcext:value-type="float">
            <text:p>0</text:p>
          </table:table-cell>
          <table:table-cell table:style-name="ce2" table:formula="of:=[.I57]-[.J57]" office:value-type="float" office:value="-0.0504815617021475" calcext:value-type="float">
            <text:p>-0.0504815617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100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42</text:p>
          </table:table-cell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2"/>
          <table:table-cell table:style-name="ce10" table:formula="of:=[.C58]/[.D58]" office:value-type="float" office:value="0" calcext:value-type="float">
            <text:p>0</text:p>
          </table:table-cell>
          <table:table-cell table:style-name="ce2" table:formula="of:=[.C58]-[.D58]" office:value-type="float" office:value="-1" calcext:value-type="float">
            <text:p>-1</text:p>
          </table:table-cell>
          <table:table-cell table:style-name="ce2"/>
          <table:table-cell table:style-name="ce2" table:formula="of:=COS([.I54])*SIN([.I56])" office:value-type="float" office:value="0.99999999989952" calcext:value-type="float">
            <text:p>0.9999999999</text:p>
          </table:table-cell>
          <table:table-cell table:style-name="ce8" office:value-type="float" office:value="0.999999999912425" calcext:value-type="float">
            <text:p>0.9999999999</text:p>
          </table:table-cell>
          <table:table-cell table:style-name="ce2"/>
          <table:table-cell table:style-name="ce10" table:formula="of:=[.I58]/[.J58]" office:value-type="float" office:value="0.999999999987095" calcext:value-type="float">
            <text:p>1</text:p>
          </table:table-cell>
          <table:table-cell table:style-name="ce2" table:formula="of:=[.I58]-[.J58]" office:value-type="float" office:value="-0.000000000012904566304428" calcext:value-type="float">
            <text:p>-1.2904566304428E-011</text:p>
          </table:table-cell>
          <table:table-cell table:style-name="ce2" table:number-columns-repeated="3"/>
          <table:table-cell table:style-name="ce2" table:formula="of:=COS([.J54])*SIN([.J56])" office:value-type="float" office:value="0.99999999989952" calcext:value-type="float">
            <text:p>0.9999999999</text:p>
          </table:table-cell>
          <table:table-cell table:style-name="ce2" table:number-columns-repeated="1007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43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59]/[.D59]" office:value-type="float" office:value="0" calcext:value-type="float">
            <text:p>0</text:p>
          </table:table-cell>
          <table:table-cell table:style-name="ce2" table:formula="of:=[.C59]-[.D59]" office:value-type="float" office:value="-0.0504815616970751" calcext:value-type="float">
            <text:p>-0.0504815617</text:p>
          </table:table-cell>
          <table:table-cell table:style-name="ce2"/>
          <table:table-cell table:style-name="ce12"/>
          <table:table-cell table:style-name="ce8" office:value-type="float" office:value="0.0504815616977266" calcext:value-type="float">
            <text:p>0.0504815617</text:p>
          </table:table-cell>
          <table:table-cell table:style-name="ce2"/>
          <table:table-cell table:style-name="ce10" table:formula="of:=[.I59]/[.J59]" office:value-type="float" office:value="0" calcext:value-type="float">
            <text:p>0</text:p>
          </table:table-cell>
          <table:table-cell table:style-name="ce2" table:formula="of:=[.I59]-[.J59]" office:value-type="float" office:value="-0.0504815616977266" calcext:value-type="float">
            <text:p>-0.0504815617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 table:number-columns-repeated="100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4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60]/[.D60]" office:value-type="string" office:string-value="" calcext:value-type="error">
            <text:p>#DIV/0!</text:p>
          </table:table-cell>
          <table:table-cell table:style-name="ce2" table:formula="of:=[.C60]-[.D60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60]/[.J60]" office:value-type="string" office:string-value="" calcext:value-type="error">
            <text:p>#DIV/0!</text:p>
          </table:table-cell>
          <table:table-cell table:style-name="ce2" table:formula="of:=[.I60]-[.J60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office:value-type="string" calcext:value-type="string">
            <text:p>inertialLongitudeChange</text:p>
          </table:table-cell>
          <table:table-cell office:value-type="string" calcext:value-type="string">
            <text:p>x45</text:p>
          </table:table-cell>
          <table:table-cell table:style-name="ce8" office:value-type="float" office:value="0.00007088" calcext:value-type="float">
            <text:p>0.00007088</text:p>
          </table:table-cell>
          <table:table-cell office:value-type="float" office:value="0.00007088" calcext:value-type="float">
            <text:p>0.00007088</text:p>
          </table:table-cell>
          <table:table-cell/>
          <table:table-cell table:style-name="ce8" table:formula="of:=[.C61]/[.D61]" office:value-type="float" office:value="1" calcext:value-type="float">
            <text:p>1</text:p>
          </table:table-cell>
          <table:table-cell table:formula="of:=[.C61]-[.D61]" office:value-type="float" office:value="0" calcext:value-type="float">
            <text:p>0</text:p>
          </table:table-cell>
          <table:table-cell/>
          <table:table-cell table:style-name="ce8" office:value-type="float" office:value="0.0000708799999857561" calcext:value-type="float">
            <text:p>0.00007088</text:p>
          </table:table-cell>
          <table:table-cell table:style-name="ce8" office:value-type="float" office:value="0.000070879999985756" calcext:value-type="float">
            <text:p>0.00007088</text:p>
          </table:table-cell>
          <table:table-cell/>
          <table:table-cell table:style-name="ce8" table:formula="of:=[.I61]/[.J61]" office:value-type="float" office:value="1" calcext:value-type="float">
            <text:p>1</text:p>
          </table:table-cell>
          <table:table-cell table:formula="of:=[.I61]-[.J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tationalLongitudeChange</text:p>
          </table:table-cell>
          <table:table-cell office:value-type="string" calcext:value-type="string">
            <text:p>x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C62]/[.D62]" office:value-type="string" office:string-value="" calcext:value-type="error">
            <text:p>#DIV/0!</text:p>
          </table:table-cell>
          <table:table-cell table:formula="of:=[.C62]-[.D62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table:formula="of:=[.I62]/[.J62]" office:value-type="string" office:string-value="" calcext:value-type="error">
            <text:p>#DIV/0!</text:p>
          </table:table-cell>
          <table:table-cell table:formula="of:=[.I62]-[.J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7</text:p>
          </table:table-cell>
          <table:table-cell table:style-name="ce2"/>
          <table:table-cell table:style-name="ce10" office:value-type="float" office:value="0.0000661721806301217" calcext:value-type="float">
            <text:p>6.61721806301217E-005</text:p>
          </table:table-cell>
          <table:table-cell table:style-name="ce2"/>
          <table:table-cell table:style-name="ce10" table:formula="of:=[.C63]/[.D63]" office:value-type="float" office:value="0" calcext:value-type="float">
            <text:p>0</text:p>
          </table:table-cell>
          <table:table-cell table:style-name="ce2" table:formula="of:=[.C63]-[.D63]" office:value-type="float" office:value="-0.0000661721806301217" calcext:value-type="float">
            <text:p>-6.61721806301217E-005</text:p>
          </table:table-cell>
          <table:table-cell table:style-name="ce2" table:number-columns-repeated="2"/>
          <table:table-cell table:style-name="ce8" office:value-type="float" office:value="0.0000661721806176777" calcext:value-type="float">
            <text:p>6.61721806176777E-005</text:p>
          </table:table-cell>
          <table:table-cell table:style-name="ce2"/>
          <table:table-cell table:style-name="ce10" table:formula="of:=[.I63]/[.J63]" office:value-type="float" office:value="0" calcext:value-type="float">
            <text:p>0</text:p>
          </table:table-cell>
          <table:table-cell table:style-name="ce2" table:formula="of:=[.I63]-[.J63]" office:value-type="float" office:value="-0.0000661721806176777" calcext:value-type="float">
            <text:p>-6.61721806176777E-00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8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64]/[.D64]" office:value-type="string" office:string-value="" calcext:value-type="error">
            <text:p>#DIV/0!</text:p>
          </table:table-cell>
          <table:table-cell table:style-name="ce2" table:formula="of:=[.C64]-[.D64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64]/[.J64]" office:value-type="string" office:string-value="" calcext:value-type="error">
            <text:p>#DIV/0!</text:p>
          </table:table-cell>
          <table:table-cell table:style-name="ce2" table:formula="of:=[.I64]-[.J64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13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4"/>
          <table:table-cell table:style-name="ce6"/>
          <table:table-cell table:number-columns-repeated="100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6"/>
          <table:table-cell table:number-columns-repeated="997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4"/>
          <table:table-cell table:style-name="ce8"/>
          <table:table-cell table:number-columns-repeated="4"/>
          <table:table-cell table:style-name="ce8"/>
          <table:table-cell table:number-columns-repeated="997"/>
        </table:table-row>
        <table:table-row table:style-name="ro1">
          <table:table-cell table:number-columns-repeated="6"/>
          <table:table-cell table:style-name="ce8"/>
          <table:table-cell table:number-columns-repeated="15"/>
          <table:table-cell table:style-name="ce8"/>
          <table:table-cell table:number-columns-repeated="1001"/>
        </table:table-row>
        <table:table-row table:style-name="ro1">
          <table:table-cell table:number-columns-repeated="13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3"/>
          <table:table-cell table:style-name="ce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8"/>
          <table:table-cell table:number-columns-repeated="100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8"/>
          <table:table-cell table:number-columns-repeated="1002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</table:table>
      <table:table table:name="Second iteration x42 correcte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2" table:number-columns-repeated="6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2" table:number-columns-repeated="1002" table:default-cell-style-name="Default"/>
        <table:table-row table:style-name="ro1">
          <table:table-cell/>
          <table:table-cell table:style-name="ce6" table:number-columns-repeated="5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lerance:</text:p>
          </table:table-cell>
          <table:table-cell table:style-name="ce7" office:value-type="float" office:value="0.00000001" calcext:value-type="float">
            <text:p>1.00E-008</text:p>
          </table:table-cell>
          <table:table-cell table:style-name="ce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Initial conditions:</text:p>
          </table:table-cell>
          <table:table-cell table:style-name="ce6"/>
          <table:table-cell/>
          <table:table-cell table:style-name="Default"/>
          <table:table-cell office:value-type="string" calcext:value-type="string">
            <text:p>Initial altitude: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km MOLA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47.113311014168" calcext:value-type="float">
            <text:p>847.1133110142</text:p>
          </table:table-cell>
          <table:table-cell office:value-type="string" calcext:value-type="string">
            <text:p>km</text:p>
          </table:table-cell>
          <table:table-cell table:style-name="Default"/>
          <table:table-cell office:value-type="string" calcext:value-type="string">
            <text:p>InitialLatitu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g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54.59191823781" calcext:value-type="float">
            <text:p>3054.5919182378</text:p>
          </table:table-cell>
          <table:table-cell office:value-type="string" calcext:value-type="string">
            <text:p>km</text:p>
          </table:table-cell>
          <table:table-cell table:style-name="Default"/>
          <table:table-cell office:value-type="string" calcext:value-type="string">
            <text:p>InitialLongitude 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deg</text:p>
          </table:table-cell>
          <table:table-cell table:style-name="Default"/>
          <table:table-cell table:number-columns-repeated="3"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216.80253588611" calcext:value-type="float">
            <text:p>1216.8025358861</text:p>
          </table:table-cell>
          <table:table-cell office:value-type="string" calcext:value-type="string">
            <text:p>km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float" office:value="-0.216509475164696" calcext:value-type="float">
            <text:p>-0.2165094752</text:p>
          </table:table-cell>
          <table:table-cell office:value-type="string" calcext:value-type="string">
            <text:p>km/s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8"/>
          <table:table-cell/>
          <table:table-cell table:style-name="ce8"/>
          <table:table-cell table:number-columns-repeated="1008"/>
        </table:table-row>
        <table:table-row table:style-name="ro1">
          <table:table-cell/>
          <table:table-cell table:style-name="ce6"/>
          <table:table-cell table:style-name="ce1" office:value-type="string" calcext:value-type="string">
            <text:p>Vy</text:p>
          </table:table-cell>
          <table:table-cell office:value-type="float" office:value="0.0600433914846842" calcext:value-type="float">
            <text:p>0.0600433915</text:p>
          </table:table-cell>
          <table:table-cell office:value-type="string" calcext:value-type="string">
            <text:p>km/s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ce6" table:number-columns-repeated="2"/>
          <table:table-cell table:number-columns-repeated="1011"/>
        </table:table-row>
        <table:table-row table:style-name="ro1">
          <table:table-cell/>
          <table:table-cell table:style-name="ce6"/>
          <table:table-cell table:style-name="ce1"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km/s</text:p>
          </table:table-cell>
          <table:table-cell table:style-name="ce1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mass</text:p>
          </table:table-cell>
          <table:table-cell table:style-name="Default" office:value-type="float" office:value="227" calcext:value-type="float">
            <text:p>227</text:p>
          </table:table-cell>
          <table:table-cell table:style-name="ce8" office:value-type="string" calcext:value-type="string">
            <text:p>kg</text:p>
          </table:table-cell>
          <table:table-cell table:number-columns-repeated="2"/>
          <table:table-cell table:style-name="ce11" office:value-type="string" calcext:value-type="string">
            <text:p>NO Gravity, NO Drag, NO Thrust</text:p>
          </table:table-cell>
          <table:table-cell/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8"/>
          <table:table-cell table:number-columns-repeated="2"/>
          <table:table-cell table:style-name="ce8"/>
          <table:table-cell/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esults first step (t=0.0s):</text:p>
          </table:table-cell>
          <table:table-cell table:style-name="Default"/>
          <table:table-cell table:style-name="ce8"/>
          <table:table-cell table:number-columns-repeated="2"/>
          <table:table-cell table:style-name="ce8"/>
          <table:table-cell office:value-type="string" calcext:value-type="string">
            <text:p>Results second step (t=0.2s):</text:p>
          </table:table-cell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number-columns-repeated="2"/>
          <table:table-cell table:style-name="ce6" office:value-type="string" calcext:value-type="string">
            <text:p>RKF7(8)</text:p>
          </table:table-cell>
          <table:table-cell table:style-name="ce6" office:value-type="string" calcext:value-type="string">
            <text:p>TSI</text:p>
          </table:table-cell>
          <table:table-cell table:style-name="ce8"/>
          <table:table-cell table:style-name="ce11" office:value-type="string" calcext:value-type="string">
            <text:p>Difference</text:p>
          </table:table-cell>
          <table:table-cell/>
          <table:table-cell table:style-name="ce8"/>
          <table:table-cell table:style-name="ce6" office:value-type="string" calcext:value-type="string">
            <text:p>RKF7(8)</text:p>
          </table:table-cell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ce8" office:value-type="string" calcext:value-type="string">
            <text:p>Order</text:p>
          </table:table-cell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1</text:p>
          </table:table-cell>
          <table:table-cell table:formula="of:=[.D6]" office:value-type="float" office:value="847.113311014168" calcext:value-type="float">
            <text:p>847.1133110142</text:p>
          </table:table-cell>
          <table:table-cell office:value-type="float" office:value="847.113311014168" calcext:value-type="float">
            <text:p>847.1133110142</text:p>
          </table:table-cell>
          <table:table-cell table:style-name="ce8"/>
          <table:table-cell table:formula="of:=[.C17]/[.D17]" office:value-type="float" office:value="1" calcext:value-type="float">
            <text:p>1</text:p>
          </table:table-cell>
          <table:table-cell table:formula="of:=[.C17]-[.D17]" office:value-type="float" office:value="0" calcext:value-type="float">
            <text:p>0</text:p>
          </table:table-cell>
          <table:table-cell table:style-name="ce8"/>
          <table:table-cell table:style-name="ce8" office:value-type="float" office:value="847.070009119135" calcext:value-type="float">
            <text:p>847.0700091191</text:p>
          </table:table-cell>
          <table:table-cell office:value-type="float" office:value="847.070009119135" calcext:value-type="float">
            <text:p>847.0700091191</text:p>
          </table:table-cell>
          <table:table-cell/>
          <table:table-cell table:style-name="ce8" table:formula="of:=[.I17]/[.J17]" office:value-type="float" office:value="1" calcext:value-type="float">
            <text:p>1</text:p>
          </table:table-cell>
          <table:table-cell table:formula="of:=[.I17]-[.J17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table:formula="of:=[.D7]" office:value-type="float" office:value="3054.59191823781" calcext:value-type="float">
            <text:p>3054.5919182378</text:p>
          </table:table-cell>
          <table:table-cell office:value-type="float" office:value="3054.59191823781" calcext:value-type="float">
            <text:p>3054.5919182378</text:p>
          </table:table-cell>
          <table:table-cell table:style-name="ce8"/>
          <table:table-cell table:formula="of:=[.C18]/[.D18]" office:value-type="float" office:value="1" calcext:value-type="float">
            <text:p>1</text:p>
          </table:table-cell>
          <table:table-cell table:formula="of:=[.C18]-[.D18]" office:value-type="float" office:value="0" calcext:value-type="float">
            <text:p>0</text:p>
          </table:table-cell>
          <table:table-cell table:style-name="ce8"/>
          <table:table-cell table:style-name="ce8" office:value-type="float" office:value="3054.60392691611" calcext:value-type="float">
            <text:p>3054.6039269161</text:p>
          </table:table-cell>
          <table:table-cell office:value-type="float" office:value="3054.60392691611" calcext:value-type="float">
            <text:p>3054.6039269161</text:p>
          </table:table-cell>
          <table:table-cell/>
          <table:table-cell table:style-name="ce8" table:formula="of:=[.I18]/[.J18]" office:value-type="float" office:value="1" calcext:value-type="float">
            <text:p>1</text:p>
          </table:table-cell>
          <table:table-cell table:formula="of:=[.I18]-[.J18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x3</text:p>
          </table:table-cell>
          <table:table-cell table:formula="of:=[.D8]" office:value-type="float" office:value="1216.80253588611" calcext:value-type="float">
            <text:p>1216.8025358861</text:p>
          </table:table-cell>
          <table:table-cell office:value-type="float" office:value="1216.80253588611" calcext:value-type="float">
            <text:p>1216.8025358861</text:p>
          </table:table-cell>
          <table:table-cell/>
          <table:table-cell table:formula="of:=[.C19]/[.D19]" office:value-type="float" office:value="1" calcext:value-type="float">
            <text:p>1</text:p>
          </table:table-cell>
          <table:table-cell table:formula="of:=[.C19]-[.D19]" office:value-type="float" office:value="0" calcext:value-type="float">
            <text:p>0</text:p>
          </table:table-cell>
          <table:table-cell/>
          <table:table-cell table:style-name="ce8" office:value-type="float" office:value="1216.80253588611" calcext:value-type="float">
            <text:p>1216.8025358861</text:p>
          </table:table-cell>
          <table:table-cell office:value-type="float" office:value="1216.80253588611" calcext:value-type="float">
            <text:p>1216.8025358861</text:p>
          </table:table-cell>
          <table:table-cell/>
          <table:table-cell table:style-name="ce8" table:formula="of:=[.I19]/[.J19]" office:value-type="float" office:value="1" calcext:value-type="float">
            <text:p>1</text:p>
          </table:table-cell>
          <table:table-cell table:formula="of:=[.I19]-[.J19]" office:value-type="float" office:value="0" calcext:value-type="float">
            <text:p>0</text:p>
          </table:table-cell>
          <table:table-cell/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Vx</text:p>
          </table:table-cell>
          <table:table-cell office:value-type="string" calcext:value-type="string">
            <text:p>x4</text:p>
          </table:table-cell>
          <table:table-cell table:formula="of:=[.D9]" office:value-type="float" office:value="-0.216509475164696" calcext:value-type="float">
            <text:p>-0.2165094752</text:p>
          </table:table-cell>
          <table:table-cell office:value-type="float" office:value="-0.216509475164696" calcext:value-type="float">
            <text:p>-0.2165094752</text:p>
          </table:table-cell>
          <table:table-cell/>
          <table:table-cell table:formula="of:=[.C20]/[.D20]" office:value-type="float" office:value="1" calcext:value-type="float">
            <text:p>1</text:p>
          </table:table-cell>
          <table:table-cell table:formula="of:=[.C20]-[.D20]" office:value-type="float" office:value="0" calcext:value-type="float">
            <text:p>0</text:p>
          </table:table-cell>
          <table:table-cell/>
          <table:table-cell table:style-name="ce8" office:value-type="float" office:value="-0.216509475164696" calcext:value-type="float">
            <text:p>-0.2165094752</text:p>
          </table:table-cell>
          <table:table-cell office:value-type="float" office:value="-0.216509475164696" calcext:value-type="float">
            <text:p>-0.2165094752</text:p>
          </table:table-cell>
          <table:table-cell/>
          <table:table-cell table:style-name="ce8" table:formula="of:=[.I20]/[.J20]" office:value-type="float" office:value="1" calcext:value-type="float">
            <text:p>1</text:p>
          </table:table-cell>
          <table:table-cell table:formula="of:=[.I20]-[.J20]"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08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x5</text:p>
          </table:table-cell>
          <table:table-cell table:formula="of:=[.D10]" office:value-type="float" office:value="0.0600433914846842" calcext:value-type="float">
            <text:p>0.0600433915</text:p>
          </table:table-cell>
          <table:table-cell office:value-type="float" office:value="0.0600433914846842" calcext:value-type="float">
            <text:p>0.0600433915</text:p>
          </table:table-cell>
          <table:table-cell/>
          <table:table-cell table:formula="of:=[.C21]/[.D21]" office:value-type="float" office:value="1" calcext:value-type="float">
            <text:p>1</text:p>
          </table:table-cell>
          <table:table-cell table:formula="of:=[.C21]-[.D21]" office:value-type="float" office:value="0" calcext:value-type="float">
            <text:p>0</text:p>
          </table:table-cell>
          <table:table-cell/>
          <table:table-cell table:style-name="ce8" office:value-type="float" office:value="0.0600433914846842" calcext:value-type="float">
            <text:p>0.0600433915</text:p>
          </table:table-cell>
          <table:table-cell office:value-type="float" office:value="0.0600433914846842" calcext:value-type="float">
            <text:p>0.0600433915</text:p>
          </table:table-cell>
          <table:table-cell/>
          <table:table-cell table:style-name="ce8" table:formula="of:=[.I21]/[.J21]" office:value-type="float" office:value="1" calcext:value-type="float">
            <text:p>1</text:p>
          </table:table-cell>
          <table:table-cell table:formula="of:=[.I21]-[.J21]"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table:number-columns-repeated="1008"/>
        </table:table-row>
        <table:table-row table:style-name="ro1">
          <table:table-cell table:style-name="ce1" office:value-type="string" calcext:value-type="string">
            <text:p>Vz</text:p>
          </table:table-cell>
          <table:table-cell office:value-type="string" calcext:value-type="string">
            <text:p>x6</text:p>
          </table:table-cell>
          <table:table-cell table:formula="of:=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  <table:table-cell table:formula="of:=[.C22]-[.D22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I22]/[.J22]" office:value-type="string" office:string-value="" calcext:value-type="error">
            <text:p>#DIV/0!</text:p>
          </table:table-cell>
          <table:table-cell table:formula="of:=[.I22]-[.J2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ss</text:p>
          </table:table-cell>
          <table:table-cell office:value-type="string" calcext:value-type="string">
            <text:p>x7</text:p>
          </table:table-cell>
          <table:table-cell table:formula="of:=[.D12]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C23]/[.D23]" office:value-type="float" office:value="1" calcext:value-type="float">
            <text:p>1</text:p>
          </table:table-cell>
          <table:table-cell table:formula="of:=[.C23]-[.D23]" office:value-type="float" office:value="0" calcext:value-type="float">
            <text:p>0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8" table:formula="of:=[.I23]/[.J23]" office:value-type="float" office:value="1" calcext:value-type="float">
            <text:p>1</text:p>
          </table:table-cell>
          <table:table-cell table:formula="of:=[.I23]-[.J23]" office:value-type="float" office:value="0" calcext:value-type="float">
            <text:p>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8</text:p>
          </table:table-cell>
          <table:table-cell table:style-name="ce2"/>
          <table:table-cell table:style-name="ce10" office:value-type="float" office:value="11528741.16" calcext:value-type="float">
            <text:p>11528741.16</text:p>
          </table:table-cell>
          <table:table-cell table:style-name="ce2"/>
          <table:table-cell table:style-name="ce10" table:formula="of:=[.C24]/[.D24]" office:value-type="float" office:value="0" calcext:value-type="float">
            <text:p>0</text:p>
          </table:table-cell>
          <table:table-cell table:style-name="ce2" table:formula="of:=[.C24]-[.D24]" office:value-type="float" office:value="-11528741.16" calcext:value-type="float">
            <text:p>-11528741.16</text:p>
          </table:table-cell>
          <table:table-cell table:style-name="ce2" table:number-columns-repeated="2"/>
          <table:table-cell office:value-type="float" office:value="11528741.1620193" calcext:value-type="float">
            <text:p>11528741.1620193</text:p>
          </table:table-cell>
          <table:table-cell table:style-name="ce2"/>
          <table:table-cell table:style-name="ce10" table:formula="of:=[.I24]/[.J24]" office:value-type="float" office:value="0" calcext:value-type="float">
            <text:p>0</text:p>
          </table:table-cell>
          <table:table-cell table:style-name="ce2" table:formula="of:=[.I24]-[.J24]" office:value-type="float" office:value="-11528741.1620193" calcext:value-type="float">
            <text:p>-11528741.1620193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9</text:p>
          </table:table-cell>
          <table:table-cell table:style-name="ce2"/>
          <table:table-cell table:style-name="ce10" office:value-type="float" office:value="39144687734.664" calcext:value-type="float">
            <text:p>39144687734.664</text:p>
          </table:table-cell>
          <table:table-cell table:style-name="ce2"/>
          <table:table-cell table:style-name="ce10" table:formula="of:=[.C25]/[.D25]" office:value-type="float" office:value="0" calcext:value-type="float">
            <text:p>0</text:p>
          </table:table-cell>
          <table:table-cell table:style-name="ce2" table:formula="of:=[.C25]-[.D25]" office:value-type="float" office:value="-39144687734.664" calcext:value-type="float">
            <text:p>-39144687734.664</text:p>
          </table:table-cell>
          <table:table-cell table:style-name="ce2" table:number-columns-repeated="2"/>
          <table:table-cell office:value-type="float" office:value="39144687744.9483" calcext:value-type="float">
            <text:p>39144687744.9483</text:p>
          </table:table-cell>
          <table:table-cell table:style-name="ce2"/>
          <table:table-cell table:style-name="ce10" table:formula="of:=[.I25]/[.J25]" office:value-type="float" office:value="0" calcext:value-type="float">
            <text:p>0</text:p>
          </table:table-cell>
          <table:table-cell table:style-name="ce2" table:formula="of:=[.I25]-[.J25]" office:value-type="float" office:value="-39144687744.9483" calcext:value-type="float">
            <text:p>-39144687744.9483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0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26]/[.D26]" office:value-type="string" office:string-value="" calcext:value-type="error">
            <text:p>#DIV/0!</text:p>
          </table:table-cell>
          <table:table-cell table:style-name="ce2" table:formula="of:=[.C26]-[.D26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000014176" calcext:value-type="float">
            <text:p>0.000014176</text:p>
          </table:table-cell>
          <table:table-cell table:style-name="ce2"/>
          <table:table-cell table:style-name="ce10" table:formula="of:=[.I26]/[.J26]" office:value-type="float" office:value="0" calcext:value-type="float">
            <text:p>0</text:p>
          </table:table-cell>
          <table:table-cell table:style-name="ce2" table:formula="of:=[.I26]-[.J26]" office:value-type="float" office:value="-0.000014176" calcext:value-type="float">
            <text:p>-0.000014176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otationalLongitude</text:p>
          </table:table-cell>
          <table:table-cell office:value-type="string" calcext:value-type="string">
            <text:p>x11</text:p>
          </table:table-cell>
          <table:table-cell table:style-name="ce8" office:value-type="float" office:value="1.30027029273578" calcext:value-type="float">
            <text:p>1.3002702927</text:p>
          </table:table-cell>
          <table:table-cell office:value-type="float" office:value="1.30027029273578" calcext:value-type="float">
            <text:p>1.3002702927</text:p>
          </table:table-cell>
          <table:table-cell/>
          <table:table-cell table:formula="of:=[.C27]/[.D27]" office:value-type="float" office:value="1" calcext:value-type="float">
            <text:p>1</text:p>
          </table:table-cell>
          <table:table-cell table:formula="of:=[.C27]-[.D27]" office:value-type="float" office:value="0" calcext:value-type="float">
            <text:p>0</text:p>
          </table:table-cell>
          <table:table-cell/>
          <table:table-cell table:style-name="ce8" office:value-type="float" office:value="1.30027029273577" calcext:value-type="float">
            <text:p>1.3002702927</text:p>
          </table:table-cell>
          <table:table-cell office:value-type="float" office:value="1.30027029273577" calcext:value-type="float">
            <text:p>1.3002702927</text:p>
          </table:table-cell>
          <table:table-cell/>
          <table:table-cell table:style-name="ce8" table:formula="of:=[.I27]/[.J27]" office:value-type="float" office:value="1" calcext:value-type="float">
            <text:p>1</text:p>
          </table:table-cell>
          <table:table-cell table:formula="of:=[.I27]-[.J27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x12</text:p>
          </table:table-cell>
          <table:table-cell table:style-name="ce8" office:value-type="float" office:value="0.366519142918809" calcext:value-type="float">
            <text:p>0.3665191429</text:p>
          </table:table-cell>
          <table:table-cell office:value-type="float" office:value="0.366519142918809" calcext:value-type="float">
            <text:p>0.3665191429</text:p>
          </table:table-cell>
          <table:table-cell/>
          <table:table-cell table:formula="of:=[.C28]/[.D28]" office:value-type="float" office:value="1" calcext:value-type="float">
            <text:p>1</text:p>
          </table:table-cell>
          <table:table-cell table:formula="of:=[.C28]-[.D28]" office:value-type="float" office:value="0" calcext:value-type="float">
            <text:p>0</text:p>
          </table:table-cell>
          <table:table-cell/>
          <table:table-cell table:style-name="ce8" office:value-type="float" office:value="0.366519142885192" calcext:value-type="float">
            <text:p>0.3665191429</text:p>
          </table:table-cell>
          <table:table-cell office:value-type="float" office:value="0.366519142885192" calcext:value-type="float">
            <text:p>0.3665191429</text:p>
          </table:table-cell>
          <table:table-cell/>
          <table:table-cell table:style-name="ce8" table:formula="of:=[.I28]/[.J28]" office:value-type="float" office:value="1" calcext:value-type="float">
            <text:p>1</text:p>
          </table:table-cell>
          <table:table-cell table:formula="of:=[.I28]-[.J28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rotationalAzimuth</text:p>
          </table:table-cell>
          <table:table-cell office:value-type="string" calcext:value-type="string">
            <text:p>x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9]/[.D29]" office:value-type="string" office:string-value="" calcext:value-type="error">
            <text:p>#DIV/0!</text:p>
          </table:table-cell>
          <table:table-cell table:formula="of:=[.C29]-[.D29]" office:value-type="float" office:value="0" calcext:value-type="float">
            <text:p>0</text:p>
          </table:table-cell>
          <table:table-cell/>
          <table:table-cell table:style-name="ce8" office:value-type="float" office:value="3.14159265358979" calcext:value-type="float">
            <text:p>3.1415926536</text:p>
          </table:table-cell>
          <table:table-cell office:value-type="float" office:value="3.14159265358979" calcext:value-type="float">
            <text:p>3.1415926536</text:p>
          </table:table-cell>
          <table:table-cell/>
          <table:table-cell table:style-name="ce8" table:formula="of:=[.I29]/[.J29]" office:value-type="float" office:value="1" calcext:value-type="float">
            <text:p>1</text:p>
          </table:table-cell>
          <table:table-cell table:formula="of:=[.I29]-[.J29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3" office:value-type="string" calcext:value-type="string">
            <text:p>Using x21</text:p>
          </table:table-cell>
          <table:table-cell table:style-name="ce3" office:value-type="string" calcext:value-type="string">
            <text:p>Using x21, x41,</text:p>
          </table:table-cell>
          <table:table-cell table:style-name="ce3" office:value-type="string" calcext:value-type="string">
            <text:p>Using x21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otationalFlightPathAngle</text:p>
          </table:table-cell>
          <table:table-cell table:style-name="ce3" office:value-type="string" calcext:value-type="string">
            <text:p>x14</text:p>
          </table:table-cell>
          <table:table-cell table:number-columns-repeated="2" table:style-name="ce9" office:value-type="float" office:value="1.5707963267949" calcext:value-type="float">
            <text:p>1.5707963268</text:p>
          </table:table-cell>
          <table:table-cell table:style-name="ce3"/>
          <table:table-cell table:style-name="ce9" table:formula="of:=[.C30]/[.D30]" office:value-type="float" office:value="1" calcext:value-type="float">
            <text:p>1</text:p>
          </table:table-cell>
          <table:table-cell table:style-name="ce3" table:formula="of:=[.C30]-[.D30]" office:value-type="float" office:value="0" calcext:value-type="float">
            <text:p>0</text:p>
          </table:table-cell>
          <table:table-cell table:style-name="ce3"/>
          <table:table-cell table:style-name="ce9" office:value-type="float" office:value="1.20427776742629" calcext:value-type="float">
            <text:p>1.2042777674</text:p>
          </table:table-cell>
          <table:table-cell office:value-type="float" office:value="1.20427776744829" calcext:value-type="float">
            <text:p>1.2042777674</text:p>
          </table:table-cell>
          <table:table-cell table:style-name="ce3"/>
          <table:table-cell table:style-name="ce9" table:formula="of:=[.I30]/[.J30]" office:value-type="float" office:value="0.999999999981732" calcext:value-type="float">
            <text:p>1</text:p>
          </table:table-cell>
          <table:table-cell table:style-name="ce3" table:formula="of:=[.I30]-[.J30]" office:value-type="float" office:value="-0.0000000000220001794559721" calcext:value-type="float">
            <text:p>-2.20001794559721E-011</text:p>
          </table:table-cell>
          <table:table-cell table:style-name="ce3"/>
          <table:table-cell table:style-name="ce9" office:value-type="float" office:value="10" calcext:value-type="float">
            <text:p>10</text:p>
          </table:table-cell>
          <table:table-cell table:style-name="ce3"/>
          <table:table-cell table:style-name="ce9" office:value-type="string" calcext:value-type="string">
            <text:p>Normal</text:p>
          </table:table-cell>
          <table:table-cell table:style-name="ce3" office:value-type="string" calcext:value-type="string">
            <text:p>Using x21</text:p>
          </table:table-cell>
          <table:table-cell table:style-name="ce3" office:value-type="string" calcext:value-type="string">
            <text:p>and x41</text:p>
          </table:table-cell>
          <table:table-cell table:style-name="ce3" office:value-type="string" calcext:value-type="string">
            <text:p>cos(x38) and sin(x40)</text:p>
          </table:table-cell>
          <table:table-cell table:style-name="ce3" office:value-type="string" calcext:value-type="string">
            <text:p>x41 and x42</text:p>
          </table:table-cell>
          <table:table-cell table:style-name="ce3" office:value-type="string" calcext:value-type="string">
            <text:p>Using x42</text:p>
          </table:table-cell>
          <table:table-cell table:style-name="ce3" table:number-columns-repeated="1002"/>
        </table:table-row>
        <table:table-row table:style-name="ro1">
          <table:table-cell table:style-name="ce3" office:value-type="string" calcext:value-type="string">
            <text:p>rotationalVelocityMAV</text:p>
          </table:table-cell>
          <table:table-cell table:style-name="ce3" office:value-type="string" calcext:value-type="string">
            <text:p>x1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31]/[.D31]" office:value-type="string" office:string-value="" calcext:value-type="error">
            <text:p>#DIV/0!</text:p>
          </table:table-cell>
          <table:table-cell table:style-name="ce3" table:formula="of:=[.C31]-[.D31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318507745567727" calcext:value-type="float">
            <text:p>3.18507745567727E-006</text:p>
          </table:table-cell>
          <table:table-cell office:value-type="float" office:value="0.00000318507745567727" calcext:value-type="float">
            <text:p>3.18507745567727E-006</text:p>
          </table:table-cell>
          <table:table-cell table:style-name="ce3"/>
          <table:table-cell table:style-name="ce9" table:formula="of:=[.I31]/[.J31]" office:value-type="float" office:value="1" calcext:value-type="float">
            <text:p>1</text:p>
          </table:table-cell>
          <table:table-cell table:style-name="ce3" table:formula="of:=[.I31]-[.J31]" office:value-type="float" office:value="0" calcext:value-type="float">
            <text:p>0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SQRT([.J51]*[.J51]+[.J52]*[.J52]-2*[.J51]*[.J52]*COS([.J54])*SIN([.J56]))" office:value-type="float" office:value="0.00000318507745567727" calcext:value-type="float">
            <text:p>3.18507745567727E-006</text:p>
          </table:table-cell>
          <table:table-cell table:style-name="ce3" table:formula="of:=SQRT([.J51]*[.J51]+[.J37]-2*[.J51]*[.J52]*COS([.J54])*SIN([.J56]))" office:value-type="float" office:value="0.00000318507745567727" calcext:value-type="float">
            <text:p>3.18507745567727E-006</text:p>
          </table:table-cell>
          <table:table-cell table:style-name="ce14" table:formula="of:=SQRT([.J51]*[.J51]+[.J37]-2*[.J57]*COS([.J54])*SIN([.J56]))" office:value-type="float" office:value="0.00000318507745567727" calcext:value-type="float">
            <text:p>3.18507745567727E-006</text:p>
          </table:table-cell>
          <table:table-cell table:style-name="ce14" table:formula="of:=SQRT([.J51]*[.J51]+[.J37]-2*[.J57]*[.R54]*[.R56])" office:value-type="float" office:value="0.00000318507745567727" calcext:value-type="float">
            <text:p>3.18507745567727E-006</text:p>
          </table:table-cell>
          <table:table-cell table:style-name="ce14" table:formula="of:=SQRT([.J51]*[.J51]+[.J37]-2*[.J57]*[.Q58])" office:value-type="float" office:value="0.00000318507963424016" calcext:value-type="float">
            <text:p>3.18507963424016E-006</text:p>
          </table:table-cell>
          <table:table-cell table:style-name="ce14" table:formula="of:=SQRT([.J51]*[.J51]+[.J52]*[.J52]-2*[.J51]*[.J52]*[.J58])" office:value-type="float" office:value="0.00000318508616991987" calcext:value-type="float">
            <text:p>3.18508616991987E-006</text:p>
          </table:table-cell>
          <table:table-cell table:style-name="ce3"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6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2]/[.D32]" office:value-type="string" office:string-value="" calcext:value-type="error">
            <text:p>#DIV/0!</text:p>
          </table:table-cell>
          <table:table-cell table:style-name="ce2" table:formula="of:=[.C32]-[.D32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358367404733656" calcext:value-type="float">
            <text:p>0.3583674047</text:p>
          </table:table-cell>
          <table:table-cell table:style-name="ce2"/>
          <table:table-cell table:style-name="ce10" table:formula="of:=[.I32]/[.J32]" office:value-type="float" office:value="0" calcext:value-type="float">
            <text:p>0</text:p>
          </table:table-cell>
          <table:table-cell table:style-name="ce2" table:formula="of:=[.I32]-[.J32]" office:value-type="float" office:value="-0.358367404733656" calcext:value-type="float">
            <text:p>-0.3583674047</text:p>
          </table:table-cell>
          <table:table-cell table:style-name="ce2" table:number-columns-repeated="3"/>
          <table:table-cell table:style-name="ce2" table:formula="of:=[.$I$31]/[.Q31]" office:value-type="float" office:value="1" calcext:value-type="float">
            <text:p>1</text:p>
          </table:table-cell>
          <table:table-cell table:style-name="ce2" table:formula="of:=[.$I$31]/[.R31]" office:value-type="float" office:value="1" calcext:value-type="float">
            <text:p>1</text:p>
          </table:table-cell>
          <table:table-cell table:style-name="ce2" table:formula="of:=[.$I$31]/[.S31]" office:value-type="float" office:value="1" calcext:value-type="float">
            <text:p>1</text:p>
          </table:table-cell>
          <table:table-cell table:style-name="ce2" table:formula="of:=[.$I$31]/[.T31]" office:value-type="float" office:value="1" calcext:value-type="float">
            <text:p>1</text:p>
          </table:table-cell>
          <table:table-cell table:style-name="ce2" table:formula="of:=[.$I$31]/[.U31]" office:value-type="float" office:value="0.999999316009916" calcext:value-type="float">
            <text:p>0.999999316</text:p>
          </table:table-cell>
          <table:table-cell table:style-name="ce2" table:formula="of:=[.$I$31]/[.V31]" office:value-type="float" office:value="0.999997264048087" calcext:value-type="float">
            <text:p>0.999997264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7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3]/[.D33]" office:value-type="string" office:string-value="" calcext:value-type="error">
            <text:p>#DIV/0!</text:p>
          </table:table-cell>
          <table:table-cell table:style-name="ce2" table:formula="of:=[.C33]-[.D33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33]/[.J33]" office:value-type="string" office:string-value="" calcext:value-type="error">
            <text:p>#DIV/0!</text:p>
          </table:table-cell>
          <table:table-cell table:style-name="ce2" table:formula="of:=[.I33]-[.J33]" office:value-type="float" office:value="0" calcext:value-type="float">
            <text:p>0</text:p>
          </table:table-cell>
          <table:table-cell table:style-name="ce2" table:number-columns-repeated="3"/>
          <table:table-cell table:style-name="ce2" table:formula="of:=[.$I$31]-[.Q31]" office:value-type="float" office:value="0" calcext:value-type="float">
            <text:p>0</text:p>
          </table:table-cell>
          <table:table-cell table:style-name="ce2" table:formula="of:=[.$I$31]-[.R31]" office:value-type="float" office:value="0" calcext:value-type="float">
            <text:p>0</text:p>
          </table:table-cell>
          <table:table-cell table:style-name="ce2" table:formula="of:=[.$I$31]-[.S31]" office:value-type="float" office:value="0" calcext:value-type="float">
            <text:p>0</text:p>
          </table:table-cell>
          <table:table-cell table:style-name="ce2" table:formula="of:=[.$I$31]-[.T31]" office:value-type="float" office:value="0" calcext:value-type="float">
            <text:p>0</text:p>
          </table:table-cell>
          <table:table-cell table:style-name="ce2" table:formula="of:=[.$I$31]-[.U31]" office:value-type="float" office:value="-0.00000000000217856288649336" calcext:value-type="float">
            <text:p>-2.17856288649336E-012</text:p>
          </table:table-cell>
          <table:table-cell table:style-name="ce2" table:formula="of:=[.$I$31]-[.V31]" office:value-type="float" office:value="-0.00000000000871424260088201" calcext:value-type="float">
            <text:p>-8.71424260088201E-012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18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4]/[.D34]" office:value-type="string" office:string-value="" calcext:value-type="error">
            <text:p>#DIV/0!</text:p>
          </table:table-cell>
          <table:table-cell table:style-name="ce2" table:formula="of:=[.C34]-[.D34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34]/[.J34]" office:value-type="string" office:string-value="" calcext:value-type="error">
            <text:p>#DIV/0!</text:p>
          </table:table-cell>
          <table:table-cell table:style-name="ce2" table:formula="of:=[.I34]-[.J34]" office:value-type="float" office:value="0" calcext:value-type="float">
            <text:p>0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19</text:p>
          </table:table-cell>
          <table:table-cell table:style-name="ce2"/>
          <table:table-cell table:style-name="ce10" office:value-type="float" office:value="10048132.7486611" calcext:value-type="float">
            <text:p>10048132.7486611</text:p>
          </table:table-cell>
          <table:table-cell table:style-name="ce2"/>
          <table:table-cell table:style-name="ce10" table:formula="of:=[.C35]/[.D35]" office:value-type="float" office:value="0" calcext:value-type="float">
            <text:p>0</text:p>
          </table:table-cell>
          <table:table-cell table:style-name="ce2" table:formula="of:=[.C35]-[.D35]" office:value-type="float" office:value="-10048132.7486611" calcext:value-type="float">
            <text:p>-10048132.7486611</text:p>
          </table:table-cell>
          <table:table-cell table:style-name="ce2"/>
          <table:table-cell table:style-name="ce12"/>
          <table:table-cell office:value-type="float" office:value="10048132.7506804" calcext:value-type="float">
            <text:p>10048132.7506804</text:p>
          </table:table-cell>
          <table:table-cell table:style-name="ce2"/>
          <table:table-cell table:style-name="ce10" table:formula="of:=[.I35]/[.J35]" office:value-type="float" office:value="0" calcext:value-type="float">
            <text:p>0</text:p>
          </table:table-cell>
          <table:table-cell table:style-name="ce2" table:formula="of:=[.I35]-[.J35]" office:value-type="float" office:value="-10048132.7506804" calcext:value-type="float">
            <text:p>-10048132.7506804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x20</text:p>
          </table:table-cell>
          <table:table-cell table:style-name="ce8" office:value-type="float" office:value="3395.4" calcext:value-type="float">
            <text:p>3395.4</text:p>
          </table:table-cell>
          <table:table-cell office:value-type="float" office:value="3395.4" calcext:value-type="float">
            <text:p>3395.4</text:p>
          </table:table-cell>
          <table:table-cell/>
          <table:table-cell table:formula="of:=[.C36]/[.D36]" office:value-type="float" office:value="1" calcext:value-type="float">
            <text:p>1</text:p>
          </table:table-cell>
          <table:table-cell table:formula="of:=[.C36]-[.D36]" office:value-type="float" office:value="0" calcext:value-type="float">
            <text:p>0</text:p>
          </table:table-cell>
          <table:table-cell/>
          <table:table-cell table:style-name="ce8" office:value-type="float" office:value="3395.40000029735" calcext:value-type="float">
            <text:p>3395.4000002974</text:p>
          </table:table-cell>
          <table:table-cell office:value-type="float" office:value="3395.40000029735" calcext:value-type="float">
            <text:p>3395.4000002974</text:p>
          </table:table-cell>
          <table:table-cell/>
          <table:table-cell table:style-name="ce8" table:formula="of:=[.I36]/[.J36]" office:value-type="float" office:value="1" calcext:value-type="float">
            <text:p>1</text:p>
          </table:table-cell>
          <table:table-cell table:formula="of:=[.I36]-[.J36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1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37]/[.D37]" office:value-type="float" office:value="0" calcext:value-type="float">
            <text:p>0</text:p>
          </table:table-cell>
          <table:table-cell table:style-name="ce2" table:formula="of:=[.C37]-[.D37]" office:value-type="float" office:value="-0.0504815616970751" calcext:value-type="float">
            <text:p>-0.0504815617</text:p>
          </table:table-cell>
          <table:table-cell table:style-name="ce2" table:number-columns-repeated="2"/>
          <table:table-cell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I37]/[.J37]" office:value-type="float" office:value="0" calcext:value-type="float">
            <text:p>0</text:p>
          </table:table-cell>
          <table:table-cell table:style-name="ce2" table:formula="of:=[.I37]-[.J37]" office:value-type="float" office:value="-0.0504815616970751" calcext:value-type="float">
            <text:p>-0.0504815617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2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8]/[.D38]" office:value-type="string" office:string-value="" calcext:value-type="error">
            <text:p>#DIV/0!</text:p>
          </table:table-cell>
          <table:table-cell table:style-name="ce2" table:formula="of:=[.C38]-[.D38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38]/[.J38]" office:value-type="string" office:string-value="" calcext:value-type="error">
            <text:p>#DIV/0!</text:p>
          </table:table-cell>
          <table:table-cell table:style-name="ce2" table:formula="of:=[.I38]-[.J38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3" office:value-type="string" calcext:value-type="string">
            <text:p>RadiusChange/rotationalVelocityMAV</text:p>
          </table:table-cell>
          <table:table-cell table:style-name="ce3" office:value-type="string" calcext:value-type="string">
            <text:p>x23</text:p>
          </table:table-cell>
          <table:table-cell table:style-name="ce3" table:formula="of:=[.C41]/[.C31]" office:value-type="string" office:string-value="" calcext:value-type="error">
            <text:p>#DIV/0!</text:p>
          </table:table-cell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9" table:formula="of:=[.C39]/[.D39]" office:value-type="string" office:string-value="" calcext:value-type="error">
            <text:p>#DIV/0!</text:p>
          </table:table-cell>
          <table:table-cell table:style-name="ce3" table:formula="of:=[.C39]-[.D39]" office:value-type="string" office:string-value="" calcext:value-type="error">
            <text:p>#DIV/0!</text:p>
          </table:table-cell>
          <table:table-cell table:style-name="ce3"/>
          <table:table-cell table:style-name="ce3" table:formula="of:=[.I41]/[.I31]" office:value-type="float" office:value="0.933580635622732" calcext:value-type="float">
            <text:p>0.9335806356</text:p>
          </table:table-cell>
          <table:table-cell office:value-type="float" office:value="0.933580635630616" calcext:value-type="float">
            <text:p>0.9335806356</text:p>
          </table:table-cell>
          <table:table-cell table:style-name="ce3"/>
          <table:table-cell table:style-name="ce9" table:formula="of:=[.I39]/[.J39]" office:value-type="float" office:value="0.999999999991555" calcext:value-type="float">
            <text:p>1</text:p>
          </table:table-cell>
          <table:table-cell table:style-name="ce3" table:formula="of:=[.I39]-[.J39]" office:value-type="float" office:value="-0.00000000000788402676477062" calcext:value-type="float">
            <text:p>-7.88402676477062E-012</text:p>
          </table:table-cell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LatitudeChange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0]/[.D40]" office:value-type="string" office:string-value="" calcext:value-type="error">
            <text:p>#DIV/0!</text:p>
          </table:table-cell>
          <table:table-cell table:style-name="ce3" table:formula="of:=[.C40]-[.D40]" office:value-type="float" office:value="0" calcext:value-type="float">
            <text:p>0</text:p>
          </table:table-cell>
          <table:table-cell table:style-name="ce3" office:value-type="string" calcext:value-type="string">
            <text:p>?</text:p>
          </table:table-cell>
          <table:table-cell table:style-name="ce9" office:value-type="float" office:value="-0.000000000336169503564799" calcext:value-type="float">
            <text:p>-3.36169503564799E-010</text:p>
          </table:table-cell>
          <table:table-cell office:value-type="float" office:value="-0.000000000336169503567638" calcext:value-type="float">
            <text:p>-3.36169503567638E-010</text:p>
          </table:table-cell>
          <table:table-cell table:style-name="ce3"/>
          <table:table-cell table:style-name="ce9" table:formula="of:=[.I40]/[.J40]" office:value-type="float" office:value="0.999999999991555" calcext:value-type="float">
            <text:p>1</text:p>
          </table:table-cell>
          <table:table-cell table:style-name="ce3" table:formula="of:=[.I40]-[.J40]" office:value-type="float" office:value="2.83903895864684E-021" calcext:value-type="float">
            <text:p>2.83903895864684E-021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RadiusChange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1]/[.D41]" office:value-type="string" office:string-value="" calcext:value-type="error">
            <text:p>#DIV/0!</text:p>
          </table:table-cell>
          <table:table-cell table:style-name="ce3" table:formula="of:=[.C41]-[.D41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297352663557882" calcext:value-type="float">
            <text:p>2.97352663557882E-006</text:p>
          </table:table-cell>
          <table:table-cell office:value-type="float" office:value="0.00000297352663560393" calcext:value-type="float">
            <text:p>2.97352663560393E-006</text:p>
          </table:table-cell>
          <table:table-cell table:style-name="ce3"/>
          <table:table-cell table:style-name="ce9" table:formula="of:=[.I41]/[.J41]" office:value-type="float" office:value="0.999999999991555" calcext:value-type="float">
            <text:p>1</text:p>
          </table:table-cell>
          <table:table-cell table:style-name="ce3" table:formula="of:=[.I41]-[.J41]" office:value-type="float" office:value="-2.51102917213537E-017" calcext:value-type="float">
            <text:p>-2.51102917213537E-017</text:p>
          </table:table-cell>
          <table:table-cell table:style-name="ce3"/>
          <table:table-cell table:style-name="ce9" office:value-type="float" office:value="3" calcext:value-type="float">
            <text:p>3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6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42]/[.D42]" office:value-type="string" office:string-value="" calcext:value-type="error">
            <text:p>#DIV/0!</text:p>
          </table:table-cell>
          <table:table-cell table:style-name="ce2" table:formula="of:=[.C42]-[.D42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0201926246788275" calcext:value-type="float">
            <text:p>0.0201926247</text:p>
          </table:table-cell>
          <table:table-cell table:style-name="ce2"/>
          <table:table-cell table:style-name="ce10" table:formula="of:=[.I42]/[.J42]" office:value-type="float" office:value="0" calcext:value-type="float">
            <text:p>0</text:p>
          </table:table-cell>
          <table:table-cell table:style-name="ce2" table:formula="of:=[.I42]-[.J42]" office:value-type="float" office:value="-0.0201926246788275" calcext:value-type="float">
            <text:p>-0.0201926247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Drag</text:p>
          </table:table-cell>
          <table:table-cell office:value-type="string" calcext:value-type="string">
            <text:p>x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  <table:table-cell table:formula="of:=[.C43]-[.D43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I43]/[.J43]" office:value-type="string" office:string-value="" calcext:value-type="error">
            <text:p>#DIV/0!</text:p>
          </table:table-cell>
          <table:table-cell table:formula="of:=[.I43]-[.J4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x28</text:p>
          </table:table-cell>
          <table:table-cell table:number-columns-repeated="2" table:style-name="ce9" office:value-type="float" office:value="0.016344201793962" calcext:value-type="float">
            <text:p>0.0163442018</text:p>
          </table:table-cell>
          <table:table-cell table:style-name="ce3"/>
          <table:table-cell table:style-name="ce9" table:formula="of:=[.C44]/[.D44]" office:value-type="float" office:value="1" calcext:value-type="float">
            <text:p>1</text:p>
          </table:table-cell>
          <table:table-cell table:style-name="ce3" table:formula="of:=[.C44]-[.D44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163442013177735" calcext:value-type="float">
            <text:p>0.0163442013</text:p>
          </table:table-cell>
          <table:table-cell office:value-type="float" office:value="0.0163442013177728" calcext:value-type="float">
            <text:p>0.0163442013</text:p>
          </table:table-cell>
          <table:table-cell table:style-name="ce3"/>
          <table:table-cell table:style-name="ce9" table:formula="of:=[.I44]/[.J44]" office:value-type="float" office:value="1.00000000000004" calcext:value-type="float">
            <text:p>1</text:p>
          </table:table-cell>
          <table:table-cell table:style-name="ce3" table:formula="of:=[.I44]-[.J44]" office:value-type="float" office:value="7.0082828429463E-016" calcext:value-type="float">
            <text:p>7.0082828429463E-01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Drag Coefficient</text:p>
          </table:table-cell>
          <table:table-cell office:value-type="string" calcext:value-type="string">
            <text:p>x29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table:formula="of:=[.C45]/[.D45]" office:value-type="float" office:value="1" calcext:value-type="float">
            <text:p>1</text:p>
          </table:table-cell>
          <table:table-cell table:formula="of:=[.C45]-[.D45]" office:value-type="float" office:value="0" calcext:value-type="float">
            <text:p>0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/>
          <table:table-cell table:style-name="ce8" table:formula="of:=[.I45]/[.J45]" office:value-type="float" office:value="1" calcext:value-type="float">
            <text:p>1</text:p>
          </table:table-cell>
          <table:table-cell table:formula="of:=[.I45]-[.J4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30</text:p>
          </table:table-cell>
          <table:table-cell table:style-name="ce2"/>
          <table:table-cell table:style-name="ce10" office:value-type="float" office:value="-4.1138820748738" calcext:value-type="float">
            <text:p>-4.1138820749</text:p>
          </table:table-cell>
          <table:table-cell table:style-name="ce2"/>
          <table:table-cell table:style-name="ce10" table:formula="of:=[.C46]/[.D46]" office:value-type="float" office:value="-0" calcext:value-type="float">
            <text:p>0</text:p>
          </table:table-cell>
          <table:table-cell table:style-name="ce2" table:formula="of:=[.C46]-[.D46]" office:value-type="float" office:value="4.1138820748738" calcext:value-type="float">
            <text:p>4.1138820749</text:p>
          </table:table-cell>
          <table:table-cell table:style-name="ce2" table:number-columns-repeated="2"/>
          <table:table-cell office:value-type="float" office:value="-4.11388210400886" calcext:value-type="float">
            <text:p>-4.113882104</text:p>
          </table:table-cell>
          <table:table-cell table:style-name="ce2"/>
          <table:table-cell table:style-name="ce10" table:formula="of:=[.I46]/[.J46]" office:value-type="float" office:value="-0" calcext:value-type="float">
            <text:p>0</text:p>
          </table:table-cell>
          <table:table-cell table:style-name="ce2" table:formula="of:=[.I46]-[.J46]" office:value-type="float" office:value="4.11388210400886" calcext:value-type="float">
            <text:p>4.113882104</text:p>
          </table:table-cell>
          <table:table-cell table:style-name="ce2" table:number-columns-repeated="9"/>
          <table:table-cell table:number-columns-repeated="1002"/>
        </table:table-row>
        <table:table-row table:style-name="ro1">
          <table:table-cell table:style-name="ce5" office:value-type="string" calcext:value-type="string">
            <text:p>Altitude</text:p>
          </table:table-cell>
          <table:table-cell table:style-name="ce3" office:value-type="string" calcext:value-type="string">
            <text:p>x31</text:p>
          </table:table-cell>
          <table:table-cell table:number-columns-repeated="2" table:style-name="ce9" office:value-type="float" office:value="-0.599999999999909" calcext:value-type="float">
            <text:p>-0.6</text:p>
          </table:table-cell>
          <table:table-cell table:style-name="ce3"/>
          <table:table-cell table:style-name="ce9" table:formula="of:=[.C47]/[.D47]" office:value-type="float" office:value="1" calcext:value-type="float">
            <text:p>1</text:p>
          </table:table-cell>
          <table:table-cell table:style-name="ce3" table:formula="of:=[.C47]-[.D47]" office:value-type="float" office:value="0" calcext:value-type="float">
            <text:p>0</text:p>
          </table:table-cell>
          <table:table-cell table:style-name="ce3"/>
          <table:table-cell table:style-name="ce9" office:value-type="float" office:value="-0.599999702648347" calcext:value-type="float">
            <text:p>-0.5999997026</text:p>
          </table:table-cell>
          <table:table-cell office:value-type="float" office:value="-0.599999702647892" calcext:value-type="float">
            <text:p>-0.5999997026</text:p>
          </table:table-cell>
          <table:table-cell table:style-name="ce3"/>
          <table:table-cell table:style-name="ce9" table:formula="of:=[.I47]/[.J47]" office:value-type="float" office:value="1.00000000000076" calcext:value-type="float">
            <text:p>1</text:p>
          </table:table-cell>
          <table:table-cell table:style-name="ce3" table:formula="of:=[.I47]-[.J47]" office:value-type="float" office:value="-0.000000000000454969395491389" calcext:value-type="float">
            <text:p>-4.54969395491389E-013</text:p>
          </table:table-cell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13"/>
          <table:table-cell table:style-name="ce3"/>
          <table:table-cell table:style-name="ce13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Mach number</text:p>
          </table:table-cell>
          <table:table-cell table:style-name="ce3" office:value-type="string" calcext:value-type="string">
            <text:p>x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8]/[.D48]" office:value-type="string" office:string-value="" calcext:value-type="error">
            <text:p>#DIV/0!</text:p>
          </table:table-cell>
          <table:table-cell table:style-name="ce3" table:formula="of:=[.C48]-[.D48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451542502187274" calcext:value-type="float">
            <text:p>4.51542502187274E-006</text:p>
          </table:table-cell>
          <table:table-cell office:value-type="float" office:value="0.00000451542502187272" calcext:value-type="float">
            <text:p>4.51542502187272E-006</text:p>
          </table:table-cell>
          <table:table-cell table:style-name="ce3"/>
          <table:table-cell table:style-name="ce9" table:formula="of:=[.I48]/[.J48]" office:value-type="float" office:value="1" calcext:value-type="float">
            <text:p>1</text:p>
          </table:table-cell>
          <table:table-cell table:style-name="ce3" table:formula="of:=[.I48]-[.J48]" office:value-type="float" office:value="1.94817577868489E-020" calcext:value-type="float">
            <text:p>1.94817577868489E-020</text:p>
          </table:table-cell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Speed of sound</text:p>
          </table:table-cell>
          <table:table-cell table:style-name="ce3" office:value-type="string" calcext:value-type="string">
            <text:p>x33</text:p>
          </table:table-cell>
          <table:table-cell table:number-columns-repeated="2" table:style-name="ce9" office:value-type="float" office:value="0.705377108872554" calcext:value-type="float">
            <text:p>0.7053771089</text:p>
          </table:table-cell>
          <table:table-cell table:style-name="ce3"/>
          <table:table-cell table:style-name="ce9" table:formula="of:=[.C49]/[.D49]" office:value-type="float" office:value="1" calcext:value-type="float">
            <text:p>1</text:p>
          </table:table-cell>
          <table:table-cell table:style-name="ce3" table:formula="of:=[.C49]-[.D49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705377110736806" calcext:value-type="float">
            <text:p>0.7053771107</text:p>
          </table:table-cell>
          <table:table-cell office:value-type="float" office:value="0.705377110736809" calcext:value-type="float">
            <text:p>0.7053771107</text:p>
          </table:table-cell>
          <table:table-cell table:style-name="ce3"/>
          <table:table-cell table:style-name="ce9" table:formula="of:=[.I49]/[.J49]" office:value-type="float" office:value="0.999999999999996" calcext:value-type="float">
            <text:p>1</text:p>
          </table:table-cell>
          <table:table-cell table:style-name="ce3" table:formula="of:=[.I49]-[.J49]" office:value-type="float" office:value="-2.99760216648792E-015" calcext:value-type="float">
            <text:p>-2.99760216648792E-015</text:p>
          </table:table-cell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Local Temperature</text:p>
          </table:table-cell>
          <table:table-cell table:style-name="ce3" office:value-type="string" calcext:value-type="string">
            <text:p>x34</text:p>
          </table:table-cell>
          <table:table-cell table:number-columns-repeated="2" table:style-name="ce9" office:value-type="float" office:value="192.11612753078" calcext:value-type="float">
            <text:p>192.1161275308</text:p>
          </table:table-cell>
          <table:table-cell table:style-name="ce3"/>
          <table:table-cell table:style-name="ce9" table:formula="of:=[.C50]/[.D50]" office:value-type="float" office:value="1" calcext:value-type="float">
            <text:p>1</text:p>
          </table:table-cell>
          <table:table-cell table:style-name="ce3" table:formula="of:=[.C50]-[.D50]" office:value-type="float" office:value="0" calcext:value-type="float">
            <text:p>0</text:p>
          </table:table-cell>
          <table:table-cell table:style-name="ce3"/>
          <table:table-cell table:style-name="ce9" office:value-type="float" office:value="192.116128546273" calcext:value-type="float">
            <text:p>192.1161285463</text:p>
          </table:table-cell>
          <table:table-cell office:value-type="float" office:value="192.116128546275" calcext:value-type="float">
            <text:p>192.1161285463</text:p>
          </table:table-cell>
          <table:table-cell table:style-name="ce3"/>
          <table:table-cell table:style-name="ce9" table:formula="of:=[.I50]/[.J50]" office:value-type="float" office:value="0.999999999999989" calcext:value-type="float">
            <text:p>1</text:p>
          </table:table-cell>
          <table:table-cell table:style-name="ce3" table:formula="of:=[.I50]-[.J50]" office:value-type="float" office:value="-0.00000000000201794136955868" calcext:value-type="float">
            <text:p>-2.01794136955868E-012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office:value-type="string" calcext:value-type="string">
            <text:p>localMarsRotationalVelocity</text:p>
          </table:table-cell>
          <table:table-cell office:value-type="string" calcext:value-type="string">
            <text:p>x35</text:p>
          </table:table-cell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formula="of:=[.C51]/[.D51]" office:value-type="float" office:value="1" calcext:value-type="float">
            <text:p>1</text:p>
          </table:table-cell>
          <table:table-cell table:formula="of:=[.C51]-[.D51]" office:value-type="float" office:value="0" calcext:value-type="float">
            <text:p>0</text:p>
          </table:table-cell>
          <table:table-cell/>
          <table:table-cell table:style-name="ce8" office:value-type="float" office:value="0.224681022134091" calcext:value-type="float">
            <text:p>0.2246810221</text:p>
          </table:table-cell>
          <table:table-cell office:value-type="float" office:value="0.224681022134091" calcext:value-type="float">
            <text:p>0.2246810221</text:p>
          </table:table-cell>
          <table:table-cell/>
          <table:table-cell table:style-name="ce8" table:formula="of:=[.I51]/[.J51]" office:value-type="float" office:value="1" calcext:value-type="float">
            <text:p>1</text:p>
          </table:table-cell>
          <table:table-cell table:formula="of:=[.I51]-[.J51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inertialVelocity</text:p>
          </table:table-cell>
          <table:table-cell office:value-type="string" calcext:value-type="string">
            <text:p>x36</text:p>
          </table:table-cell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formula="of:=[.C52]/[.D52]" office:value-type="float" office:value="1" calcext:value-type="float">
            <text:p>1</text:p>
          </table:table-cell>
          <table:table-cell table:formula="of:=[.C52]-[.D52]" office:value-type="float" office:value="0" calcext:value-type="float">
            <text:p>0</text:p>
          </table:table-cell>
          <table:table-cell/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style-name="ce8" table:formula="of:=[.I52]/[.J52]" office:value-type="float" office:value="1" calcext:value-type="float">
            <text:p>1</text:p>
          </table:table-cell>
          <table:table-cell table:formula="of:=[.I52]-[.J52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7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53]/[.D53]" office:value-type="string" office:string-value="" calcext:value-type="error">
            <text:p>#DIV/0!</text:p>
          </table:table-cell>
          <table:table-cell table:style-name="ce2" table:formula="of:=[.C53]-[.D53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0000132344361248637" calcext:value-type="float">
            <text:p>1.32344361248637E-005</text:p>
          </table:table-cell>
          <table:table-cell table:style-name="ce2"/>
          <table:table-cell table:style-name="ce10" table:formula="of:=[.I53]/[.J53]" office:value-type="float" office:value="0" calcext:value-type="float">
            <text:p>0</text:p>
          </table:table-cell>
          <table:table-cell table:style-name="ce2" table:formula="of:=[.I53]-[.J53]" office:value-type="float" office:value="-0.0000132344361248637" calcext:value-type="float">
            <text:p>-1.32344361248637E-00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3" office:value-type="string" calcext:value-type="string">
            <text:p>inertialFlightPathAngle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54]/[.D54]" office:value-type="string" office:string-value="" calcext:value-type="error">
            <text:p>#DIV/0!</text:p>
          </table:table-cell>
          <table:table-cell table:style-name="ce3" table:formula="of:=[.C54]-[.D54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132344361251383" calcext:value-type="float">
            <text:p>1.32344361251383E-005</text:p>
          </table:table-cell>
          <table:table-cell office:value-type="float" office:value="0.00001323443612525" calcext:value-type="float">
            <text:p>1.323443612525E-005</text:p>
          </table:table-cell>
          <table:table-cell table:style-name="ce3"/>
          <table:table-cell table:style-name="ce9" table:formula="of:=[.I54]/[.J54]" office:value-type="float" office:value="0.99999999999156" calcext:value-type="float">
            <text:p>1</text:p>
          </table:table-cell>
          <table:table-cell table:style-name="ce3" table:formula="of:=[.I54]-[.J54]" office:value-type="float" office:value="-1.11699928820319E-016" calcext:value-type="float">
            <text:p>-1.11699928820319E-016</text:p>
          </table:table-cell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3"/>
          <table:table-cell table:style-name="ce9" office:value-type="string" calcext:value-type="string">
            <text:p>cos(x38)</text:p>
          </table:table-cell>
          <table:table-cell table:style-name="ce19" table:formula="of:=COS([.J54])" office:value-type="float" office:value="0.999999999912425" calcext:value-type="float">
            <text:p>0.999999999912425</text:p>
          </table:table-cell>
          <table:table-cell table:style-name="ce3" table:number-columns-repeated="100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9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55]/[.D55]" office:value-type="string" office:string-value="" calcext:value-type="error">
            <text:p>#DIV/0!</text:p>
          </table:table-cell>
          <table:table-cell table:style-name="ce2" table:formula="of:=[.C55]-[.D55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55]/[.J55]" office:value-type="string" office:string-value="" calcext:value-type="error">
            <text:p>#DIV/0!</text:p>
          </table:table-cell>
          <table:table-cell table:style-name="ce2" table:formula="of:=[.I55]-[.J55]" office:value-type="float" office:value="0" calcext:value-type="float">
            <text:p>0</text:p>
          </table:table-cell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number-columns-repeated="1002"/>
        </table:table-row>
        <table:table-row table:style-name="ro1">
          <table:table-cell office:value-type="string" calcext:value-type="string">
            <text:p>inertialAzimuth</text:p>
          </table:table-cell>
          <table:table-cell office:value-type="string" calcext:value-type="string">
            <text:p>x40</text:p>
          </table:table-cell>
          <table:table-cell table:style-name="ce8" office:value-type="float" office:value="1.5707963267949" calcext:value-type="float">
            <text:p>1.5707963268</text:p>
          </table:table-cell>
          <table:table-cell office:value-type="float" office:value="1.5707963267949" calcext:value-type="float">
            <text:p>1.5707963268</text:p>
          </table:table-cell>
          <table:table-cell/>
          <table:table-cell table:formula="of:=[.C56]/[.D56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/>
          <table:table-cell table:style-name="ce8" office:value-type="float" office:value="1.57080140701895" calcext:value-type="float">
            <text:p>1.570801407</text:p>
          </table:table-cell>
          <table:table-cell office:value-type="float" office:value="1.57080140701895" calcext:value-type="float">
            <text:p>1.570801407</text:p>
          </table:table-cell>
          <table:table-cell/>
          <table:table-cell table:style-name="ce8" table:formula="of:=[.I56]/[.J56]" office:value-type="float" office:value="1" calcext:value-type="float">
            <text:p>1</text:p>
          </table:table-cell>
          <table:table-cell table:formula="of:=[.I56]-[.J56]"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office:value-type="string" calcext:value-type="string">
            <text:p>sin(x40)</text:p>
          </table:table-cell>
          <table:table-cell table:style-name="ce20" table:formula="of:=SIN([.J56])" office:value-type="float" office:value="0.999999999987096" calcext:value-type="float">
            <text:p>0.99999999998709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1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57]/[.D57]" office:value-type="float" office:value="0" calcext:value-type="float">
            <text:p>0</text:p>
          </table:table-cell>
          <table:table-cell table:style-name="ce2" table:formula="of:=[.C57]-[.D57]" office:value-type="float" office:value="-0.0504815616970751" calcext:value-type="float">
            <text:p>-0.0504815617</text:p>
          </table:table-cell>
          <table:table-cell table:style-name="ce2" table:number-columns-repeated="2"/>
          <table:table-cell office:value-type="float" office:value="0.0504815617021475" calcext:value-type="float">
            <text:p>0.0504815617</text:p>
          </table:table-cell>
          <table:table-cell table:style-name="ce2"/>
          <table:table-cell table:style-name="ce10" table:formula="of:=[.I57]/[.J57]" office:value-type="float" office:value="0" calcext:value-type="float">
            <text:p>0</text:p>
          </table:table-cell>
          <table:table-cell table:style-name="ce2" table:formula="of:=[.I57]-[.J57]" office:value-type="float" office:value="-0.0504815617021475" calcext:value-type="float">
            <text:p>-0.0504815617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6"/>
          <table:table-cell table:number-columns-repeated="1002"/>
        </table:table-row>
        <table:table-row table:style-name="ro1">
          <table:table-cell table:style-name="ce15" office:value-type="string" calcext:value-type="string">
            <text:p>-</text:p>
          </table:table-cell>
          <table:table-cell table:style-name="ce16" office:value-type="string" calcext:value-type="string">
            <text:p>x42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6"/>
          <table:table-cell table:style-name="ce17" table:formula="of:=[.C58]/[.D58]" office:value-type="float" office:value="0" calcext:value-type="float">
            <text:p>0</text:p>
          </table:table-cell>
          <table:table-cell table:style-name="ce16" table:formula="of:=[.C58]-[.D58]" office:value-type="float" office:value="-1" calcext:value-type="float">
            <text:p>-1</text:p>
          </table:table-cell>
          <table:table-cell table:style-name="ce16"/>
          <table:table-cell table:style-name="ce18" table:formula="of:=COS([.I54])*SIN([.I56])" office:value-type="float" office:value="0.99999999989952" calcext:value-type="float">
            <text:p>0.99999999989952</text:p>
          </table:table-cell>
          <table:table-cell office:value-type="float" office:value="0.99999999989952" calcext:value-type="float">
            <text:p>0.9999999999</text:p>
          </table:table-cell>
          <table:table-cell table:style-name="ce16"/>
          <table:table-cell table:style-name="ce17" table:formula="of:=[.I58]/[.J58]" office:value-type="float" office:value="1" calcext:value-type="float">
            <text:p>1</text:p>
          </table:table-cell>
          <table:table-cell table:style-name="ce16" table:formula="of:=[.I58]-[.J58]" office:value-type="float" office:value="0" calcext:value-type="float">
            <text:p>0</text:p>
          </table:table-cell>
          <table:table-cell table:style-name="ce16" table:number-columns-repeated="3"/>
          <table:table-cell table:style-name="ce18" table:formula="of:=COS([.J54])*SIN([.J56])" office:value-type="float" office:value="0.99999999989952" calcext:value-type="float">
            <text:p>0.99999999989952</text:p>
          </table:table-cell>
          <table:table-cell table:style-name="ce18" table:formula="of:=[.R54]*[.R56]" office:value-type="float" office:value="0.99999999989952" calcext:value-type="float">
            <text:p>0.99999999989952</text:p>
          </table:table-cell>
          <table:table-cell table:style-name="ce16" table:number-columns-repeated="4"/>
          <table:table-cell table:style-name="ce3" table:number-columns-repeated="100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43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59]/[.D59]" office:value-type="float" office:value="0" calcext:value-type="float">
            <text:p>0</text:p>
          </table:table-cell>
          <table:table-cell table:style-name="ce2" table:formula="of:=[.C59]-[.D59]" office:value-type="float" office:value="-0.0504815616970751" calcext:value-type="float">
            <text:p>-0.0504815617</text:p>
          </table:table-cell>
          <table:table-cell table:style-name="ce2"/>
          <table:table-cell table:style-name="ce12"/>
          <table:table-cell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I59]/[.J59]" office:value-type="float" office:value="0" calcext:value-type="float">
            <text:p>0</text:p>
          </table:table-cell>
          <table:table-cell table:style-name="ce2" table:formula="of:=[.I59]-[.J59]" office:value-type="float" office:value="-0.0504815616970751" calcext:value-type="float">
            <text:p>-0.0504815617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 table:number-columns-repeated="2"/>
          <table:table-cell table:style-name="ce2" table:number-columns-repeated="2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4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60]/[.D60]" office:value-type="string" office:string-value="" calcext:value-type="error">
            <text:p>#DIV/0!</text:p>
          </table:table-cell>
          <table:table-cell table:style-name="ce2" table:formula="of:=[.C60]-[.D60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60]/[.J60]" office:value-type="string" office:string-value="" calcext:value-type="error">
            <text:p>#DIV/0!</text:p>
          </table:table-cell>
          <table:table-cell table:style-name="ce2" table:formula="of:=[.I60]-[.J60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inertialLongitudeChange</text:p>
          </table:table-cell>
          <table:table-cell office:value-type="string" calcext:value-type="string">
            <text:p>x45</text:p>
          </table:table-cell>
          <table:table-cell table:style-name="ce8" office:value-type="float" office:value="0.00007088" calcext:value-type="float">
            <text:p>0.00007088</text:p>
          </table:table-cell>
          <table:table-cell office:value-type="float" office:value="0.00007088" calcext:value-type="float">
            <text:p>0.00007088</text:p>
          </table:table-cell>
          <table:table-cell/>
          <table:table-cell table:formula="of:=[.C61]/[.D61]" office:value-type="float" office:value="1" calcext:value-type="float">
            <text:p>1</text:p>
          </table:table-cell>
          <table:table-cell table:formula="of:=[.C61]-[.D61]" office:value-type="float" office:value="0" calcext:value-type="float">
            <text:p>0</text:p>
          </table:table-cell>
          <table:table-cell/>
          <table:table-cell table:style-name="ce8" office:value-type="float" office:value="0.0000708799999857561" calcext:value-type="float">
            <text:p>0.00007088</text:p>
          </table:table-cell>
          <table:table-cell office:value-type="float" office:value="0.000070879999985756" calcext:value-type="float">
            <text:p>0.00007088</text:p>
          </table:table-cell>
          <table:table-cell/>
          <table:table-cell table:style-name="ce8" table:formula="of:=[.I61]/[.J61]" office:value-type="float" office:value="1" calcext:value-type="float">
            <text:p>1</text:p>
          </table:table-cell>
          <table:table-cell table:formula="of:=[.I61]-[.J61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rotationalLongitudeChange</text:p>
          </table:table-cell>
          <table:table-cell office:value-type="string" calcext:value-type="string">
            <text:p>x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62]/[.D62]" office:value-type="string" office:string-value="" calcext:value-type="error">
            <text:p>#DIV/0!</text:p>
          </table:table-cell>
          <table:table-cell table:formula="of:=[.C62]-[.D62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I62]/[.J62]" office:value-type="string" office:string-value="" calcext:value-type="error">
            <text:p>#DIV/0!</text:p>
          </table:table-cell>
          <table:table-cell table:formula="of:=[.I62]-[.J62]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7</text:p>
          </table:table-cell>
          <table:table-cell table:style-name="ce2"/>
          <table:table-cell table:style-name="ce10" office:value-type="float" office:value="0.0000661721806301217" calcext:value-type="float">
            <text:p>6.61721806301217E-005</text:p>
          </table:table-cell>
          <table:table-cell table:style-name="ce2"/>
          <table:table-cell table:style-name="ce10" table:formula="of:=[.C63]/[.D63]" office:value-type="float" office:value="0" calcext:value-type="float">
            <text:p>0</text:p>
          </table:table-cell>
          <table:table-cell table:style-name="ce2" table:formula="of:=[.C63]-[.D63]" office:value-type="float" office:value="-0.0000661721806301217" calcext:value-type="float">
            <text:p>-6.61721806301217E-005</text:p>
          </table:table-cell>
          <table:table-cell table:style-name="ce2" table:number-columns-repeated="2"/>
          <table:table-cell office:value-type="float" office:value="0.0000661721806176777" calcext:value-type="float">
            <text:p>6.61721806176777E-005</text:p>
          </table:table-cell>
          <table:table-cell table:style-name="ce2"/>
          <table:table-cell table:style-name="ce10" table:formula="of:=[.I63]/[.J63]" office:value-type="float" office:value="0" calcext:value-type="float">
            <text:p>0</text:p>
          </table:table-cell>
          <table:table-cell table:style-name="ce2" table:formula="of:=[.I63]-[.J63]" office:value-type="float" office:value="-0.0000661721806176777" calcext:value-type="float">
            <text:p>-6.61721806176777E-00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8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64]/[.D64]" office:value-type="string" office:string-value="" calcext:value-type="error">
            <text:p>#DIV/0!</text:p>
          </table:table-cell>
          <table:table-cell table:style-name="ce2" table:formula="of:=[.C64]-[.D64]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" calcext:value-type="float">
            <text:p>0</text:p>
          </table:table-cell>
          <table:table-cell table:style-name="ce2"/>
          <table:table-cell table:style-name="ce10" table:formula="of:=[.I64]/[.J64]" office:value-type="string" office:string-value="" calcext:value-type="error">
            <text:p>#DIV/0!</text:p>
          </table:table-cell>
          <table:table-cell table:style-name="ce2" table:formula="of:=[.I64]-[.J64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number-columns-repeated="1002"/>
        </table:table-row>
        <table:table-row table:style-name="ro1">
          <table:table-cell table:number-columns-repeated="5"/>
          <table:table-cell table:style-name="Default"/>
          <table:table-cell table:style-name="ce8"/>
          <table:table-cell table:number-columns-repeated="2"/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 table:number-columns-repeated="100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ce8"/>
          <table:table-cell/>
          <table:table-cell table:style-name="ce8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6"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5" number:min-integer-digits="1"/>
    </number:number-style>
    <number:number-style style:name="N122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6:59:43.048680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7T14:16:26.276936054</dc:date>
    <dc:creator>Stacha Petrovic</dc:creator>
    <meta:editing-duration>P4DT1H36M45S</meta:editing-duration>
    <meta:editing-cycles>148</meta:editing-cycles>
    <meta:document-statistic meta:table-count="2" meta:cell-count="1038" meta:object-count="0"/>
    <meta:user-defined meta:name="qrichtext">1</meta:user-defined>
  </office:meta>
</office:document-meta>
</file>